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8.72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1289574" calcext:value-type="float">
            <text:p>1289574</text:p>
          </table:table-cell>
        </table:table-row>
        <table:table-row table:style-name="ro1">
          <table:table-cell/>
          <table:table-cell office:value-type="float" office:value="2136355" calcext:value-type="float">
            <text:p>2136355</text:p>
          </table:table-cell>
        </table:table-row>
        <table:table-row table:style-name="ro1">
          <table:table-cell/>
          <table:table-cell office:value-type="float" office:value="2579949" calcext:value-type="float">
            <text:p>2579949</text:p>
          </table:table-cell>
        </table:table-row>
        <table:table-row table:style-name="ro1">
          <table:table-cell/>
          <table:table-cell office:value-type="float" office:value="2573961" calcext:value-type="float">
            <text:p>2573961</text:p>
          </table:table-cell>
        </table:table-row>
        <table:table-row table:style-name="ro1">
          <table:table-cell/>
          <table:table-cell office:value-type="float" office:value="2585063" calcext:value-type="float">
            <text:p>2585063</text:p>
          </table:table-cell>
        </table:table-row>
        <table:table-row table:style-name="ro1">
          <table:table-cell/>
          <table:table-cell office:value-type="float" office:value="2850013" calcext:value-type="float">
            <text:p>2850013</text:p>
          </table:table-cell>
        </table:table-row>
        <table:table-row table:style-name="ro1">
          <table:table-cell/>
          <table:table-cell office:value-type="float" office:value="2846189" calcext:value-type="float">
            <text:p>2846189</text:p>
          </table:table-cell>
        </table:table-row>
        <table:table-row table:style-name="ro1">
          <table:table-cell/>
          <table:table-cell office:value-type="float" office:value="2952395" calcext:value-type="float">
            <text:p>2952395</text:p>
          </table:table-cell>
        </table:table-row>
        <table:table-row table:style-name="ro1">
          <table:table-cell/>
          <table:table-cell office:value-type="float" office:value="2537137" calcext:value-type="float">
            <text:p>2537137</text:p>
          </table:table-cell>
        </table:table-row>
        <table:table-row table:style-name="ro1">
          <table:table-cell/>
          <table:table-cell office:value-type="float" office:value="2552569" calcext:value-type="float">
            <text:p>2552569</text:p>
          </table:table-cell>
        </table:table-row>
        <table:table-row table:style-name="ro1">
          <table:table-cell/>
          <table:table-cell office:value-type="float" office:value="2697381" calcext:value-type="float">
            <text:p>2697381</text:p>
          </table:table-cell>
        </table:table-row>
        <table:table-row table:style-name="ro1">
          <table:table-cell/>
          <table:table-cell office:value-type="float" office:value="2953261" calcext:value-type="float">
            <text:p>2953261</text:p>
          </table:table-cell>
        </table:table-row>
        <table:table-row table:style-name="ro1">
          <table:table-cell/>
          <table:table-cell office:value-type="float" office:value="2576012" calcext:value-type="float">
            <text:p>2576012</text:p>
          </table:table-cell>
        </table:table-row>
        <table:table-row table:style-name="ro1">
          <table:table-cell/>
          <table:table-cell office:value-type="float" office:value="2691886" calcext:value-type="float">
            <text:p>2691886</text:p>
          </table:table-cell>
        </table:table-row>
        <table:table-row table:style-name="ro1">
          <table:table-cell/>
          <table:table-cell office:value-type="float" office:value="2543927" calcext:value-type="float">
            <text:p>2543927</text:p>
          </table:table-cell>
        </table:table-row>
        <table:table-row table:style-name="ro1">
          <table:table-cell/>
          <table:table-cell office:value-type="float" office:value="2769358" calcext:value-type="float">
            <text:p>2769358</text:p>
          </table:table-cell>
        </table:table-row>
        <table:table-row table:style-name="ro1">
          <table:table-cell/>
          <table:table-cell office:value-type="float" office:value="2564807" calcext:value-type="float">
            <text:p>2564807</text:p>
          </table:table-cell>
        </table:table-row>
        <table:table-row table:style-name="ro1">
          <table:table-cell/>
          <table:table-cell office:value-type="float" office:value="2563828" calcext:value-type="float">
            <text:p>2563828</text:p>
          </table:table-cell>
        </table:table-row>
        <table:table-row table:style-name="ro1">
          <table:table-cell/>
          <table:table-cell office:value-type="float" office:value="2546311" calcext:value-type="float">
            <text:p>2546311</text:p>
          </table:table-cell>
        </table:table-row>
        <table:table-row table:style-name="ro1">
          <table:table-cell/>
          <table:table-cell office:value-type="float" office:value="2560397" calcext:value-type="float">
            <text:p>2560397</text:p>
          </table:table-cell>
        </table:table-row>
        <table:table-row table:style-name="ro1">
          <table:table-cell/>
          <table:table-cell office:value-type="float" office:value="2565145" calcext:value-type="float">
            <text:p>2565145</text:p>
          </table:table-cell>
        </table:table-row>
        <table:table-row table:style-name="ro1">
          <table:table-cell/>
          <table:table-cell office:value-type="float" office:value="2550380" calcext:value-type="float">
            <text:p>2550380</text:p>
          </table:table-cell>
        </table:table-row>
        <table:table-row table:style-name="ro1">
          <table:table-cell/>
          <table:table-cell office:value-type="float" office:value="2567877" calcext:value-type="float">
            <text:p>2567877</text:p>
          </table:table-cell>
        </table:table-row>
        <table:table-row table:style-name="ro1">
          <table:table-cell/>
          <table:table-cell office:value-type="float" office:value="2544384" calcext:value-type="float">
            <text:p>2544384</text:p>
          </table:table-cell>
        </table:table-row>
        <table:table-row table:style-name="ro1">
          <table:table-cell/>
          <table:table-cell office:value-type="float" office:value="2736097" calcext:value-type="float">
            <text:p>2736097</text:p>
          </table:table-cell>
        </table:table-row>
        <table:table-row table:style-name="ro1">
          <table:table-cell/>
          <table:table-cell office:value-type="float" office:value="2556203" calcext:value-type="float">
            <text:p>2556203</text:p>
          </table:table-cell>
        </table:table-row>
        <table:table-row table:style-name="ro1">
          <table:table-cell/>
          <table:table-cell office:value-type="float" office:value="2566122" calcext:value-type="float">
            <text:p>2566122</text:p>
          </table:table-cell>
        </table:table-row>
        <table:table-row table:style-name="ro1">
          <table:table-cell/>
          <table:table-cell office:value-type="float" office:value="2748173" calcext:value-type="float">
            <text:p>2748173</text:p>
          </table:table-cell>
        </table:table-row>
        <table:table-row table:style-name="ro1">
          <table:table-cell/>
          <table:table-cell office:value-type="float" office:value="2548297" calcext:value-type="float">
            <text:p>2548297</text:p>
          </table:table-cell>
        </table:table-row>
        <table:table-row table:style-name="ro1">
          <table:table-cell/>
          <table:table-cell office:value-type="float" office:value="2555534" calcext:value-type="float">
            <text:p>2555534</text:p>
          </table:table-cell>
        </table:table-row>
        <table:table-row table:style-name="ro1">
          <table:table-cell/>
          <table:table-cell office:value-type="float" office:value="2589016" calcext:value-type="float">
            <text:p>2589016</text:p>
          </table:table-cell>
        </table:table-row>
        <table:table-row table:style-name="ro1">
          <table:table-cell/>
          <table:table-cell office:value-type="float" office:value="2541223" calcext:value-type="float">
            <text:p>2541223</text:p>
          </table:table-cell>
        </table:table-row>
        <table:table-row table:style-name="ro1">
          <table:table-cell/>
          <table:table-cell office:value-type="float" office:value="2551971" calcext:value-type="float">
            <text:p>2551971</text:p>
          </table:table-cell>
        </table:table-row>
        <table:table-row table:style-name="ro1">
          <table:table-cell/>
          <table:table-cell office:value-type="float" office:value="2549204" calcext:value-type="float">
            <text:p>2549204</text:p>
          </table:table-cell>
        </table:table-row>
        <table:table-row table:style-name="ro1">
          <table:table-cell/>
          <table:table-cell office:value-type="float" office:value="2560297" calcext:value-type="float">
            <text:p>2560297</text:p>
          </table:table-cell>
        </table:table-row>
        <table:table-row table:style-name="ro1">
          <table:table-cell/>
          <table:table-cell office:value-type="float" office:value="2787261" calcext:value-type="float">
            <text:p>2787261</text:p>
          </table:table-cell>
        </table:table-row>
        <table:table-row table:style-name="ro1">
          <table:table-cell/>
          <table:table-cell office:value-type="float" office:value="2556320" calcext:value-type="float">
            <text:p>2556320</text:p>
          </table:table-cell>
        </table:table-row>
        <table:table-row table:style-name="ro1">
          <table:table-cell/>
          <table:table-cell office:value-type="float" office:value="2554726" calcext:value-type="float">
            <text:p>2554726</text:p>
          </table:table-cell>
        </table:table-row>
        <table:table-row table:style-name="ro1">
          <table:table-cell/>
          <table:table-cell office:value-type="float" office:value="2671859" calcext:value-type="float">
            <text:p>2671859</text:p>
          </table:table-cell>
        </table:table-row>
        <table:table-row table:style-name="ro1">
          <table:table-cell/>
          <table:table-cell office:value-type="float" office:value="2649678" calcext:value-type="float">
            <text:p>2649678</text:p>
          </table:table-cell>
        </table:table-row>
        <table:table-row table:style-name="ro1">
          <table:table-cell/>
          <table:table-cell office:value-type="float" office:value="2535484" calcext:value-type="float">
            <text:p>2535484</text:p>
          </table:table-cell>
        </table:table-row>
        <table:table-row table:style-name="ro1">
          <table:table-cell/>
          <table:table-cell office:value-type="float" office:value="2753984" calcext:value-type="float">
            <text:p>2753984</text:p>
          </table:table-cell>
        </table:table-row>
        <table:table-row table:style-name="ro1">
          <table:table-cell/>
          <table:table-cell office:value-type="float" office:value="2746833" calcext:value-type="float">
            <text:p>2746833</text:p>
          </table:table-cell>
        </table:table-row>
        <table:table-row table:style-name="ro1">
          <table:table-cell/>
          <table:table-cell office:value-type="float" office:value="2554049" calcext:value-type="float">
            <text:p>2554049</text:p>
          </table:table-cell>
        </table:table-row>
        <table:table-row table:style-name="ro1">
          <table:table-cell/>
          <table:table-cell office:value-type="float" office:value="2558917" calcext:value-type="float">
            <text:p>2558917</text:p>
          </table:table-cell>
        </table:table-row>
        <table:table-row table:style-name="ro1">
          <table:table-cell/>
          <table:table-cell office:value-type="float" office:value="2576401" calcext:value-type="float">
            <text:p>2576401</text:p>
          </table:table-cell>
        </table:table-row>
        <table:table-row table:style-name="ro1">
          <table:table-cell/>
          <table:table-cell office:value-type="float" office:value="2765368" calcext:value-type="float">
            <text:p>2765368</text:p>
          </table:table-cell>
        </table:table-row>
        <table:table-row table:style-name="ro1">
          <table:table-cell/>
          <table:table-cell office:value-type="float" office:value="2553099" calcext:value-type="float">
            <text:p>2553099</text:p>
          </table:table-cell>
        </table:table-row>
        <table:table-row table:style-name="ro1">
          <table:table-cell/>
          <table:table-cell office:value-type="float" office:value="2575790" calcext:value-type="float">
            <text:p>2575790</text:p>
          </table:table-cell>
        </table:table-row>
        <table:table-row table:style-name="ro1">
          <table:table-cell/>
          <table:table-cell office:value-type="float" office:value="2756231" calcext:value-type="float">
            <text:p>2756231</text:p>
          </table:table-cell>
        </table:table-row>
        <table:table-row table:style-name="ro1">
          <table:table-cell/>
          <table:table-cell office:value-type="float" office:value="2552375" calcext:value-type="float">
            <text:p>2552375</text:p>
          </table:table-cell>
        </table:table-row>
        <table:table-row table:style-name="ro1">
          <table:table-cell/>
          <table:table-cell office:value-type="float" office:value="2599556" calcext:value-type="float">
            <text:p>2599556</text:p>
          </table:table-cell>
        </table:table-row>
        <table:table-row table:style-name="ro1">
          <table:table-cell/>
          <table:table-cell office:value-type="float" office:value="2547978" calcext:value-type="float">
            <text:p>2547978</text:p>
          </table:table-cell>
        </table:table-row>
        <table:table-row table:style-name="ro1">
          <table:table-cell/>
          <table:table-cell office:value-type="float" office:value="2558486" calcext:value-type="float">
            <text:p>2558486</text:p>
          </table:table-cell>
        </table:table-row>
        <table:table-row table:style-name="ro1">
          <table:table-cell/>
          <table:table-cell office:value-type="float" office:value="2910637" calcext:value-type="float">
            <text:p>2910637</text:p>
          </table:table-cell>
        </table:table-row>
        <table:table-row table:style-name="ro1">
          <table:table-cell/>
          <table:table-cell office:value-type="float" office:value="2744906" calcext:value-type="float">
            <text:p>2744906</text:p>
          </table:table-cell>
        </table:table-row>
        <table:table-row table:style-name="ro1">
          <table:table-cell/>
          <table:table-cell office:value-type="float" office:value="2743227" calcext:value-type="float">
            <text:p>2743227</text:p>
          </table:table-cell>
        </table:table-row>
        <table:table-row table:style-name="ro1">
          <table:table-cell/>
          <table:table-cell office:value-type="float" office:value="2557159" calcext:value-type="float">
            <text:p>2557159</text:p>
          </table:table-cell>
        </table:table-row>
        <table:table-row table:style-name="ro1">
          <table:table-cell/>
          <table:table-cell office:value-type="float" office:value="2553703" calcext:value-type="float">
            <text:p>2553703</text:p>
          </table:table-cell>
        </table:table-row>
        <table:table-row table:style-name="ro1">
          <table:table-cell/>
          <table:table-cell office:value-type="float" office:value="2580173" calcext:value-type="float">
            <text:p>2580173</text:p>
          </table:table-cell>
        </table:table-row>
        <table:table-row table:style-name="ro1">
          <table:table-cell/>
          <table:table-cell office:value-type="float" office:value="2762733" calcext:value-type="float">
            <text:p>2762733</text:p>
          </table:table-cell>
        </table:table-row>
        <table:table-row table:style-name="ro1">
          <table:table-cell/>
          <table:table-cell office:value-type="float" office:value="2777853" calcext:value-type="float">
            <text:p>2777853</text:p>
          </table:table-cell>
        </table:table-row>
        <table:table-row table:style-name="ro1">
          <table:table-cell/>
          <table:table-cell office:value-type="float" office:value="2571038" calcext:value-type="float">
            <text:p>2571038</text:p>
          </table:table-cell>
        </table:table-row>
        <table:table-row table:style-name="ro1">
          <table:table-cell/>
          <table:table-cell office:value-type="float" office:value="2556802" calcext:value-type="float">
            <text:p>2556802</text:p>
          </table:table-cell>
        </table:table-row>
        <table:table-row table:style-name="ro1">
          <table:table-cell/>
          <table:table-cell office:value-type="float" office:value="2863217" calcext:value-type="float">
            <text:p>2863217</text:p>
          </table:table-cell>
        </table:table-row>
        <table:table-row table:style-name="ro1">
          <table:table-cell/>
          <table:table-cell office:value-type="float" office:value="2558183" calcext:value-type="float">
            <text:p>2558183</text:p>
          </table:table-cell>
        </table:table-row>
        <table:table-row table:style-name="ro1">
          <table:table-cell/>
          <table:table-cell office:value-type="float" office:value="2560137" calcext:value-type="float">
            <text:p>2560137</text:p>
          </table:table-cell>
        </table:table-row>
        <table:table-row table:style-name="ro1">
          <table:table-cell/>
          <table:table-cell office:value-type="float" office:value="2564862" calcext:value-type="float">
            <text:p>2564862</text:p>
          </table:table-cell>
        </table:table-row>
        <table:table-row table:style-name="ro1">
          <table:table-cell/>
          <table:table-cell office:value-type="float" office:value="2772728" calcext:value-type="float">
            <text:p>2772728</text:p>
          </table:table-cell>
        </table:table-row>
        <table:table-row table:style-name="ro1">
          <table:table-cell/>
          <table:table-cell office:value-type="float" office:value="2762490" calcext:value-type="float">
            <text:p>2762490</text:p>
          </table:table-cell>
        </table:table-row>
        <table:table-row table:style-name="ro1">
          <table:table-cell/>
          <table:table-cell office:value-type="float" office:value="2786158" calcext:value-type="float">
            <text:p>2786158</text:p>
          </table:table-cell>
        </table:table-row>
        <table:table-row table:style-name="ro1">
          <table:table-cell/>
          <table:table-cell office:value-type="float" office:value="2558749" calcext:value-type="float">
            <text:p>2558749</text:p>
          </table:table-cell>
        </table:table-row>
        <table:table-row table:style-name="ro1">
          <table:table-cell/>
          <table:table-cell office:value-type="float" office:value="2573258" calcext:value-type="float">
            <text:p>2573258</text:p>
          </table:table-cell>
        </table:table-row>
        <table:table-row table:style-name="ro1">
          <table:table-cell/>
          <table:table-cell office:value-type="float" office:value="2563521" calcext:value-type="float">
            <text:p>2563521</text:p>
          </table:table-cell>
        </table:table-row>
        <table:table-row table:style-name="ro1">
          <table:table-cell/>
          <table:table-cell office:value-type="float" office:value="2554100" calcext:value-type="float">
            <text:p>2554100</text:p>
          </table:table-cell>
        </table:table-row>
        <table:table-row table:style-name="ro1">
          <table:table-cell/>
          <table:table-cell office:value-type="float" office:value="2556081" calcext:value-type="float">
            <text:p>2556081</text:p>
          </table:table-cell>
        </table:table-row>
        <table:table-row table:style-name="ro1">
          <table:table-cell/>
          <table:table-cell office:value-type="float" office:value="2556520" calcext:value-type="float">
            <text:p>2556520</text:p>
          </table:table-cell>
        </table:table-row>
        <table:table-row table:style-name="ro1">
          <table:table-cell/>
          <table:table-cell office:value-type="float" office:value="2540938" calcext:value-type="float">
            <text:p>2540938</text:p>
          </table:table-cell>
        </table:table-row>
        <table:table-row table:style-name="ro1">
          <table:table-cell/>
          <table:table-cell office:value-type="float" office:value="2548755" calcext:value-type="float">
            <text:p>2548755</text:p>
          </table:table-cell>
        </table:table-row>
        <table:table-row table:style-name="ro1">
          <table:table-cell/>
          <table:table-cell office:value-type="float" office:value="2547257" calcext:value-type="float">
            <text:p>2547257</text:p>
          </table:table-cell>
        </table:table-row>
        <table:table-row table:style-name="ro1">
          <table:table-cell/>
          <table:table-cell office:value-type="float" office:value="2566379" calcext:value-type="float">
            <text:p>2566379</text:p>
          </table:table-cell>
        </table:table-row>
        <table:table-row table:style-name="ro1">
          <table:table-cell/>
          <table:table-cell office:value-type="float" office:value="2552862" calcext:value-type="float">
            <text:p>2552862</text:p>
          </table:table-cell>
        </table:table-row>
        <table:table-row table:style-name="ro1">
          <table:table-cell/>
          <table:table-cell office:value-type="float" office:value="2781041" calcext:value-type="float">
            <text:p>2781041</text:p>
          </table:table-cell>
        </table:table-row>
        <table:table-row table:style-name="ro1">
          <table:table-cell/>
          <table:table-cell office:value-type="float" office:value="2573384" calcext:value-type="float">
            <text:p>2573384</text:p>
          </table:table-cell>
        </table:table-row>
        <table:table-row table:style-name="ro1">
          <table:table-cell/>
          <table:table-cell office:value-type="float" office:value="2748526" calcext:value-type="float">
            <text:p>2748526</text:p>
          </table:table-cell>
        </table:table-row>
        <table:table-row table:style-name="ro1">
          <table:table-cell/>
          <table:table-cell office:value-type="float" office:value="2553570" calcext:value-type="float">
            <text:p>2553570</text:p>
          </table:table-cell>
        </table:table-row>
        <table:table-row table:style-name="ro1">
          <table:table-cell/>
          <table:table-cell office:value-type="float" office:value="2564808" calcext:value-type="float">
            <text:p>2564808</text:p>
          </table:table-cell>
        </table:table-row>
        <table:table-row table:style-name="ro1">
          <table:table-cell/>
          <table:table-cell office:value-type="float" office:value="2539182" calcext:value-type="float">
            <text:p>2539182</text:p>
          </table:table-cell>
        </table:table-row>
        <table:table-row table:style-name="ro1">
          <table:table-cell/>
          <table:table-cell office:value-type="float" office:value="2526885" calcext:value-type="float">
            <text:p>2526885</text:p>
          </table:table-cell>
        </table:table-row>
        <table:table-row table:style-name="ro1">
          <table:table-cell/>
          <table:table-cell office:value-type="float" office:value="2749324" calcext:value-type="float">
            <text:p>2749324</text:p>
          </table:table-cell>
        </table:table-row>
        <table:table-row table:style-name="ro1">
          <table:table-cell/>
          <table:table-cell office:value-type="float" office:value="2546824" calcext:value-type="float">
            <text:p>2546824</text:p>
          </table:table-cell>
        </table:table-row>
        <table:table-row table:style-name="ro1">
          <table:table-cell/>
          <table:table-cell office:value-type="float" office:value="2577285" calcext:value-type="float">
            <text:p>2577285</text:p>
          </table:table-cell>
        </table:table-row>
        <table:table-row table:style-name="ro1">
          <table:table-cell/>
          <table:table-cell office:value-type="float" office:value="2757675" calcext:value-type="float">
            <text:p>2757675</text:p>
          </table:table-cell>
        </table:table-row>
        <table:table-row table:style-name="ro1">
          <table:table-cell/>
          <table:table-cell office:value-type="float" office:value="2557309" calcext:value-type="float">
            <text:p>2557309</text:p>
          </table:table-cell>
        </table:table-row>
        <table:table-row table:style-name="ro1">
          <table:table-cell/>
          <table:table-cell office:value-type="float" office:value="2562809" calcext:value-type="float">
            <text:p>2562809</text:p>
          </table:table-cell>
        </table:table-row>
        <table:table-row table:style-name="ro1">
          <table:table-cell/>
          <table:table-cell office:value-type="float" office:value="2592495" calcext:value-type="float">
            <text:p>2592495</text:p>
          </table:table-cell>
        </table:table-row>
        <table:table-row table:style-name="ro1">
          <table:table-cell/>
          <table:table-cell office:value-type="float" office:value="2553179" calcext:value-type="float">
            <text:p>2553179</text:p>
          </table:table-cell>
        </table:table-row>
        <table:table-row table:style-name="ro1">
          <table:table-cell/>
          <table:table-cell office:value-type="float" office:value="2665232" calcext:value-type="float">
            <text:p>2665232</text:p>
          </table:table-cell>
        </table:table-row>
        <table:table-row table:style-name="ro1">
          <table:table-cell/>
          <table:table-cell office:value-type="float" office:value="2937446" calcext:value-type="float">
            <text:p>2937446</text:p>
          </table:table-cell>
        </table:table-row>
        <table:table-row table:style-name="ro1">
          <table:table-cell/>
          <table:table-cell office:value-type="float" office:value="2554553" calcext:value-type="float">
            <text:p>2554553</text:p>
          </table:table-cell>
        </table:table-row>
        <table:table-row table:style-name="ro1">
          <table:table-cell/>
          <table:table-cell office:value-type="float" office:value="2735815" calcext:value-type="float">
            <text:p>2735815</text:p>
          </table:table-cell>
        </table:table-row>
        <table:table-row table:style-name="ro1">
          <table:table-cell/>
          <table:table-cell office:value-type="float" office:value="2966574" calcext:value-type="float">
            <text:p>2966574</text:p>
          </table:table-cell>
        </table:table-row>
        <table:table-row table:style-name="ro1">
          <table:table-cell/>
          <table:table-cell office:value-type="float" office:value="3348685" calcext:value-type="float">
            <text:p>3348685</text:p>
          </table:table-cell>
        </table:table-row>
        <table:table-row table:style-name="ro1">
          <table:table-cell/>
          <table:table-cell office:value-type="float" office:value="2988866" calcext:value-type="float">
            <text:p>2988866</text:p>
          </table:table-cell>
        </table:table-row>
        <table:table-row table:style-name="ro1">
          <table:table-cell/>
          <table:table-cell office:value-type="float" office:value="3261285" calcext:value-type="float">
            <text:p>3261285</text:p>
          </table:table-cell>
        </table:table-row>
        <table:table-row table:style-name="ro1">
          <table:table-cell/>
          <table:table-cell office:value-type="float" office:value="3653853" calcext:value-type="float">
            <text:p>3653853</text:p>
          </table:table-cell>
        </table:table-row>
        <table:table-row table:style-name="ro1">
          <table:table-cell/>
          <table:table-cell office:value-type="float" office:value="3130218" calcext:value-type="float">
            <text:p>3130218</text:p>
          </table:table-cell>
        </table:table-row>
        <table:table-row table:style-name="ro1">
          <table:table-cell/>
          <table:table-cell office:value-type="float" office:value="2870534" calcext:value-type="float">
            <text:p>2870534</text:p>
          </table:table-cell>
        </table:table-row>
        <table:table-row table:style-name="ro1">
          <table:table-cell/>
          <table:table-cell office:value-type="float" office:value="2879047" calcext:value-type="float">
            <text:p>2879047</text:p>
          </table:table-cell>
        </table:table-row>
        <table:table-row table:style-name="ro1">
          <table:table-cell/>
          <table:table-cell office:value-type="float" office:value="3171966" calcext:value-type="float">
            <text:p>3171966</text:p>
          </table:table-cell>
        </table:table-row>
        <table:table-row table:style-name="ro1">
          <table:table-cell/>
          <table:table-cell office:value-type="float" office:value="2997720" calcext:value-type="float">
            <text:p>2997720</text:p>
          </table:table-cell>
        </table:table-row>
        <table:table-row table:style-name="ro1">
          <table:table-cell/>
          <table:table-cell office:value-type="float" office:value="2863809" calcext:value-type="float">
            <text:p>2863809</text:p>
          </table:table-cell>
        </table:table-row>
        <table:table-row table:style-name="ro1">
          <table:table-cell/>
          <table:table-cell office:value-type="float" office:value="3413169" calcext:value-type="float">
            <text:p>3413169</text:p>
          </table:table-cell>
        </table:table-row>
        <table:table-row table:style-name="ro1">
          <table:table-cell/>
          <table:table-cell office:value-type="float" office:value="4629770" calcext:value-type="float">
            <text:p>4629770</text:p>
          </table:table-cell>
        </table:table-row>
        <table:table-row table:style-name="ro1">
          <table:table-cell/>
          <table:table-cell office:value-type="float" office:value="3361585" calcext:value-type="float">
            <text:p>3361585</text:p>
          </table:table-cell>
        </table:table-row>
        <table:table-row table:style-name="ro1">
          <table:table-cell/>
          <table:table-cell office:value-type="float" office:value="3294451" calcext:value-type="float">
            <text:p>3294451</text:p>
          </table:table-cell>
        </table:table-row>
        <table:table-row table:style-name="ro1">
          <table:table-cell/>
          <table:table-cell office:value-type="float" office:value="3302887" calcext:value-type="float">
            <text:p>3302887</text:p>
          </table:table-cell>
        </table:table-row>
        <table:table-row table:style-name="ro1">
          <table:table-cell/>
          <table:table-cell office:value-type="float" office:value="3354198" calcext:value-type="float">
            <text:p>3354198</text:p>
          </table:table-cell>
        </table:table-row>
        <table:table-row table:style-name="ro1">
          <table:table-cell/>
          <table:table-cell office:value-type="float" office:value="3208519" calcext:value-type="float">
            <text:p>3208519</text:p>
          </table:table-cell>
        </table:table-row>
        <table:table-row table:style-name="ro1">
          <table:table-cell/>
          <table:table-cell office:value-type="float" office:value="2927441" calcext:value-type="float">
            <text:p>2927441</text:p>
          </table:table-cell>
        </table:table-row>
        <table:table-row table:style-name="ro1">
          <table:table-cell/>
          <table:table-cell office:value-type="float" office:value="3056552" calcext:value-type="float">
            <text:p>3056552</text:p>
          </table:table-cell>
        </table:table-row>
        <table:table-row table:style-name="ro1">
          <table:table-cell/>
          <table:table-cell office:value-type="float" office:value="3067005" calcext:value-type="float">
            <text:p>3067005</text:p>
          </table:table-cell>
        </table:table-row>
        <table:table-row table:style-name="ro1">
          <table:table-cell/>
          <table:table-cell office:value-type="float" office:value="2986885" calcext:value-type="float">
            <text:p>2986885</text:p>
          </table:table-cell>
        </table:table-row>
        <table:table-row table:style-name="ro1">
          <table:table-cell/>
          <table:table-cell office:value-type="float" office:value="4067475" calcext:value-type="float">
            <text:p>4067475</text:p>
          </table:table-cell>
        </table:table-row>
        <table:table-row table:style-name="ro1">
          <table:table-cell/>
          <table:table-cell office:value-type="float" office:value="3817721" calcext:value-type="float">
            <text:p>3817721</text:p>
          </table:table-cell>
        </table:table-row>
        <table:table-row table:style-name="ro1">
          <table:table-cell/>
          <table:table-cell office:value-type="float" office:value="3211829" calcext:value-type="float">
            <text:p>3211829</text:p>
          </table:table-cell>
        </table:table-row>
        <table:table-row table:style-name="ro1">
          <table:table-cell/>
          <table:table-cell office:value-type="float" office:value="3023838" calcext:value-type="float">
            <text:p>3023838</text:p>
          </table:table-cell>
        </table:table-row>
        <table:table-row table:style-name="ro1">
          <table:table-cell/>
          <table:table-cell office:value-type="float" office:value="2913317" calcext:value-type="float">
            <text:p>2913317</text:p>
          </table:table-cell>
        </table:table-row>
        <table:table-row table:style-name="ro1">
          <table:table-cell/>
          <table:table-cell office:value-type="float" office:value="3068972" calcext:value-type="float">
            <text:p>3068972</text:p>
          </table:table-cell>
        </table:table-row>
        <table:table-row table:style-name="ro1">
          <table:table-cell/>
          <table:table-cell office:value-type="float" office:value="3033316" calcext:value-type="float">
            <text:p>3033316</text:p>
          </table:table-cell>
        </table:table-row>
        <table:table-row table:style-name="ro1">
          <table:table-cell/>
          <table:table-cell office:value-type="float" office:value="3899530" calcext:value-type="float">
            <text:p>3899530</text:p>
          </table:table-cell>
        </table:table-row>
        <table:table-row table:style-name="ro1">
          <table:table-cell/>
          <table:table-cell office:value-type="float" office:value="3796273" calcext:value-type="float">
            <text:p>3796273</text:p>
          </table:table-cell>
        </table:table-row>
        <table:table-row table:style-name="ro1">
          <table:table-cell/>
          <table:table-cell office:value-type="float" office:value="3224425" calcext:value-type="float">
            <text:p>3224425</text:p>
          </table:table-cell>
        </table:table-row>
        <table:table-row table:style-name="ro1">
          <table:table-cell/>
          <table:table-cell office:value-type="float" office:value="3011993" calcext:value-type="float">
            <text:p>3011993</text:p>
          </table:table-cell>
        </table:table-row>
        <table:table-row table:style-name="ro1">
          <table:table-cell/>
          <table:table-cell office:value-type="float" office:value="3134462" calcext:value-type="float">
            <text:p>3134462</text:p>
          </table:table-cell>
        </table:table-row>
        <table:table-row table:style-name="ro1">
          <table:table-cell/>
          <table:table-cell office:value-type="float" office:value="3068000" calcext:value-type="float">
            <text:p>3068000</text:p>
          </table:table-cell>
        </table:table-row>
        <table:table-row table:style-name="ro1">
          <table:table-cell/>
          <table:table-cell office:value-type="float" office:value="4514970" calcext:value-type="float">
            <text:p>4514970</text:p>
          </table:table-cell>
        </table:table-row>
        <table:table-row table:style-name="ro1">
          <table:table-cell/>
          <table:table-cell office:value-type="float" office:value="3388249" calcext:value-type="float">
            <text:p>3388249</text:p>
          </table:table-cell>
        </table:table-row>
        <table:table-row table:style-name="ro1">
          <table:table-cell/>
          <table:table-cell office:value-type="float" office:value="3171178" calcext:value-type="float">
            <text:p>3171178</text:p>
          </table:table-cell>
        </table:table-row>
        <table:table-row table:style-name="ro1">
          <table:table-cell/>
          <table:table-cell office:value-type="float" office:value="2971440" calcext:value-type="float">
            <text:p>2971440</text:p>
          </table:table-cell>
        </table:table-row>
        <table:table-row table:style-name="ro1">
          <table:table-cell/>
          <table:table-cell office:value-type="float" office:value="2969811" calcext:value-type="float">
            <text:p>2969811</text:p>
          </table:table-cell>
        </table:table-row>
        <table:table-row table:style-name="ro1">
          <table:table-cell/>
          <table:table-cell office:value-type="float" office:value="3293665" calcext:value-type="float">
            <text:p>3293665</text:p>
          </table:table-cell>
        </table:table-row>
        <table:table-row table:style-name="ro1">
          <table:table-cell/>
          <table:table-cell office:value-type="float" office:value="2873225" calcext:value-type="float">
            <text:p>2873225</text:p>
          </table:table-cell>
        </table:table-row>
        <table:table-row table:style-name="ro1">
          <table:table-cell/>
          <table:table-cell office:value-type="float" office:value="3101658" calcext:value-type="float">
            <text:p>3101658</text:p>
          </table:table-cell>
        </table:table-row>
        <table:table-row table:style-name="ro1">
          <table:table-cell/>
          <table:table-cell office:value-type="float" office:value="4299751" calcext:value-type="float">
            <text:p>4299751</text:p>
          </table:table-cell>
        </table:table-row>
        <table:table-row table:style-name="ro1">
          <table:table-cell/>
          <table:table-cell office:value-type="float" office:value="3476782" calcext:value-type="float">
            <text:p>3476782</text:p>
          </table:table-cell>
        </table:table-row>
        <table:table-row table:style-name="ro1">
          <table:table-cell/>
          <table:table-cell office:value-type="float" office:value="3118453" calcext:value-type="float">
            <text:p>3118453</text:p>
          </table:table-cell>
        </table:table-row>
        <table:table-row table:style-name="ro1">
          <table:table-cell/>
          <table:table-cell office:value-type="float" office:value="3226599" calcext:value-type="float">
            <text:p>3226599</text:p>
          </table:table-cell>
        </table:table-row>
        <table:table-row table:style-name="ro1">
          <table:table-cell/>
          <table:table-cell office:value-type="float" office:value="3278783" calcext:value-type="float">
            <text:p>3278783</text:p>
          </table:table-cell>
        </table:table-row>
        <table:table-row table:style-name="ro1">
          <table:table-cell/>
          <table:table-cell office:value-type="float" office:value="3047803" calcext:value-type="float">
            <text:p>3047803</text:p>
          </table:table-cell>
        </table:table-row>
        <table:table-row table:style-name="ro1">
          <table:table-cell/>
          <table:table-cell office:value-type="float" office:value="2892656" calcext:value-type="float">
            <text:p>2892656</text:p>
          </table:table-cell>
        </table:table-row>
        <table:table-row table:style-name="ro1">
          <table:table-cell/>
          <table:table-cell office:value-type="float" office:value="3250579" calcext:value-type="float">
            <text:p>3250579</text:p>
          </table:table-cell>
        </table:table-row>
        <table:table-row table:style-name="ro1">
          <table:table-cell/>
          <table:table-cell office:value-type="float" office:value="4238197" calcext:value-type="float">
            <text:p>4238197</text:p>
          </table:table-cell>
        </table:table-row>
        <table:table-row table:style-name="ro1">
          <table:table-cell/>
          <table:table-cell office:value-type="float" office:value="3526157" calcext:value-type="float">
            <text:p>3526157</text:p>
          </table:table-cell>
        </table:table-row>
        <table:table-row table:style-name="ro1">
          <table:table-cell/>
          <table:table-cell office:value-type="float" office:value="3180793" calcext:value-type="float">
            <text:p>3180793</text:p>
          </table:table-cell>
        </table:table-row>
        <table:table-row table:style-name="ro1">
          <table:table-cell/>
          <table:table-cell office:value-type="float" office:value="3386586" calcext:value-type="float">
            <text:p>3386586</text:p>
          </table:table-cell>
        </table:table-row>
        <table:table-row table:style-name="ro1">
          <table:table-cell/>
          <table:table-cell office:value-type="float" office:value="3265263" calcext:value-type="float">
            <text:p>3265263</text:p>
          </table:table-cell>
        </table:table-row>
        <table:table-row table:style-name="ro1">
          <table:table-cell/>
          <table:table-cell office:value-type="float" office:value="3030119" calcext:value-type="float">
            <text:p>3030119</text:p>
          </table:table-cell>
        </table:table-row>
        <table:table-row table:style-name="ro1">
          <table:table-cell/>
          <table:table-cell office:value-type="float" office:value="2923322" calcext:value-type="float">
            <text:p>2923322</text:p>
          </table:table-cell>
        </table:table-row>
        <table:table-row table:style-name="ro1">
          <table:table-cell/>
          <table:table-cell office:value-type="float" office:value="3064408" calcext:value-type="float">
            <text:p>3064408</text:p>
          </table:table-cell>
        </table:table-row>
        <table:table-row table:style-name="ro1">
          <table:table-cell/>
          <table:table-cell office:value-type="float" office:value="4541128" calcext:value-type="float">
            <text:p>4541128</text:p>
          </table:table-cell>
        </table:table-row>
        <table:table-row table:style-name="ro1">
          <table:table-cell/>
          <table:table-cell office:value-type="float" office:value="3462591" calcext:value-type="float">
            <text:p>3462591</text:p>
          </table:table-cell>
        </table:table-row>
        <table:table-row table:style-name="ro1">
          <table:table-cell/>
          <table:table-cell office:value-type="float" office:value="3143180" calcext:value-type="float">
            <text:p>3143180</text:p>
          </table:table-cell>
        </table:table-row>
        <table:table-row table:style-name="ro1">
          <table:table-cell/>
          <table:table-cell office:value-type="float" office:value="3293674" calcext:value-type="float">
            <text:p>3293674</text:p>
          </table:table-cell>
        </table:table-row>
        <table:table-row table:style-name="ro1">
          <table:table-cell/>
          <table:table-cell office:value-type="float" office:value="3272136" calcext:value-type="float">
            <text:p>3272136</text:p>
          </table:table-cell>
        </table:table-row>
        <table:table-row table:style-name="ro1">
          <table:table-cell/>
          <table:table-cell office:value-type="float" office:value="3112930" calcext:value-type="float">
            <text:p>3112930</text:p>
          </table:table-cell>
        </table:table-row>
        <table:table-row table:style-name="ro1">
          <table:table-cell/>
          <table:table-cell office:value-type="float" office:value="2923724" calcext:value-type="float">
            <text:p>2923724</text:p>
          </table:table-cell>
        </table:table-row>
        <table:table-row table:style-name="ro1">
          <table:table-cell/>
          <table:table-cell office:value-type="float" office:value="3074483" calcext:value-type="float">
            <text:p>3074483</text:p>
          </table:table-cell>
        </table:table-row>
        <table:table-row table:style-name="ro1">
          <table:table-cell/>
          <table:table-cell office:value-type="float" office:value="4322070" calcext:value-type="float">
            <text:p>4322070</text:p>
          </table:table-cell>
        </table:table-row>
        <table:table-row table:style-name="ro1">
          <table:table-cell/>
          <table:table-cell office:value-type="float" office:value="3469772" calcext:value-type="float">
            <text:p>3469772</text:p>
          </table:table-cell>
        </table:table-row>
        <table:table-row table:style-name="ro1">
          <table:table-cell/>
          <table:table-cell office:value-type="float" office:value="3331534" calcext:value-type="float">
            <text:p>3331534</text:p>
          </table:table-cell>
        </table:table-row>
        <table:table-row table:style-name="ro1">
          <table:table-cell/>
          <table:table-cell office:value-type="float" office:value="3591933" calcext:value-type="float">
            <text:p>3591933</text:p>
          </table:table-cell>
        </table:table-row>
        <table:table-row table:style-name="ro1">
          <table:table-cell/>
          <table:table-cell office:value-type="float" office:value="3223871" calcext:value-type="float">
            <text:p>3223871</text:p>
          </table:table-cell>
        </table:table-row>
        <table:table-row table:style-name="ro1">
          <table:table-cell/>
          <table:table-cell office:value-type="float" office:value="3025964" calcext:value-type="float">
            <text:p>3025964</text:p>
          </table:table-cell>
        </table:table-row>
        <table:table-row table:style-name="ro1">
          <table:table-cell/>
          <table:table-cell office:value-type="float" office:value="2909859" calcext:value-type="float">
            <text:p>2909859</text:p>
          </table:table-cell>
        </table:table-row>
        <table:table-row table:style-name="ro1">
          <table:table-cell/>
          <table:table-cell office:value-type="float" office:value="3311751" calcext:value-type="float">
            <text:p>3311751</text:p>
          </table:table-cell>
        </table:table-row>
        <table:table-row table:style-name="ro1">
          <table:table-cell/>
          <table:table-cell office:value-type="float" office:value="4538458" calcext:value-type="float">
            <text:p>4538458</text:p>
          </table:table-cell>
        </table:table-row>
        <table:table-row table:style-name="ro1">
          <table:table-cell/>
          <table:table-cell office:value-type="float" office:value="3405329" calcext:value-type="float">
            <text:p>3405329</text:p>
          </table:table-cell>
        </table:table-row>
        <table:table-row table:style-name="ro1">
          <table:table-cell/>
          <table:table-cell office:value-type="float" office:value="3075403" calcext:value-type="float">
            <text:p>3075403</text:p>
          </table:table-cell>
        </table:table-row>
        <table:table-row table:style-name="ro1">
          <table:table-cell/>
          <table:table-cell office:value-type="float" office:value="3350234" calcext:value-type="float">
            <text:p>3350234</text:p>
          </table:table-cell>
        </table:table-row>
        <table:table-row table:style-name="ro1">
          <table:table-cell/>
          <table:table-cell office:value-type="float" office:value="3234999" calcext:value-type="float">
            <text:p>3234999</text:p>
          </table:table-cell>
        </table:table-row>
        <table:table-row table:style-name="ro1">
          <table:table-cell/>
          <table:table-cell office:value-type="float" office:value="3009421" calcext:value-type="float">
            <text:p>3009421</text:p>
          </table:table-cell>
        </table:table-row>
        <table:table-row table:style-name="ro1">
          <table:table-cell/>
          <table:table-cell office:value-type="float" office:value="2907107" calcext:value-type="float">
            <text:p>2907107</text:p>
          </table:table-cell>
        </table:table-row>
        <table:table-row table:style-name="ro1">
          <table:table-cell/>
          <table:table-cell office:value-type="float" office:value="3245203" calcext:value-type="float">
            <text:p>3245203</text:p>
          </table:table-cell>
        </table:table-row>
        <table:table-row table:style-name="ro1">
          <table:table-cell/>
          <table:table-cell office:value-type="float" office:value="4539302" calcext:value-type="float">
            <text:p>4539302</text:p>
          </table:table-cell>
        </table:table-row>
        <table:table-row table:style-name="ro1">
          <table:table-cell/>
          <table:table-cell office:value-type="float" office:value="3422974" calcext:value-type="float">
            <text:p>3422974</text:p>
          </table:table-cell>
        </table:table-row>
        <table:table-row table:style-name="ro1">
          <table:table-cell/>
          <table:table-cell office:value-type="float" office:value="3098374" calcext:value-type="float">
            <text:p>3098374</text:p>
          </table:table-cell>
        </table:table-row>
        <table:table-row table:style-name="ro1">
          <table:table-cell/>
          <table:table-cell office:value-type="float" office:value="3331847" calcext:value-type="float">
            <text:p>3331847</text:p>
          </table:table-cell>
        </table:table-row>
        <table:table-row table:style-name="ro1">
          <table:table-cell/>
          <table:table-cell office:value-type="float" office:value="3192719" calcext:value-type="float">
            <text:p>3192719</text:p>
          </table:table-cell>
        </table:table-row>
        <table:table-row table:style-name="ro1">
          <table:table-cell/>
          <table:table-cell office:value-type="float" office:value="3675212" calcext:value-type="float">
            <text:p>3675212</text:p>
          </table:table-cell>
        </table:table-row>
        <table:table-row table:style-name="ro1">
          <table:table-cell/>
          <table:table-cell office:value-type="float" office:value="3266461" calcext:value-type="float">
            <text:p>3266461</text:p>
          </table:table-cell>
        </table:table-row>
        <table:table-row table:style-name="ro1">
          <table:table-cell/>
          <table:table-cell office:value-type="float" office:value="3247819" calcext:value-type="float">
            <text:p>3247819</text:p>
          </table:table-cell>
        </table:table-row>
        <table:table-row table:style-name="ro1">
          <table:table-cell/>
          <table:table-cell office:value-type="float" office:value="2916667" calcext:value-type="float">
            <text:p>2916667</text:p>
          </table:table-cell>
        </table:table-row>
        <table:table-row table:style-name="ro1">
          <table:table-cell/>
          <table:table-cell office:value-type="float" office:value="3079590" calcext:value-type="float">
            <text:p>3079590</text:p>
          </table:table-cell>
        </table:table-row>
        <table:table-row table:style-name="ro1">
          <table:table-cell/>
          <table:table-cell office:value-type="float" office:value="4271170" calcext:value-type="float">
            <text:p>4271170</text:p>
          </table:table-cell>
        </table:table-row>
        <table:table-row table:style-name="ro1">
          <table:table-cell/>
          <table:table-cell office:value-type="float" office:value="3492796" calcext:value-type="float">
            <text:p>3492796</text:p>
          </table:table-cell>
        </table:table-row>
        <table:table-row table:style-name="ro1">
          <table:table-cell/>
          <table:table-cell office:value-type="float" office:value="3167336" calcext:value-type="float">
            <text:p>3167336</text:p>
          </table:table-cell>
        </table:table-row>
        <table:table-row table:style-name="ro1">
          <table:table-cell/>
          <table:table-cell office:value-type="float" office:value="3264980" calcext:value-type="float">
            <text:p>3264980</text:p>
          </table:table-cell>
        </table:table-row>
        <table:table-row table:style-name="ro1">
          <table:table-cell/>
          <table:table-cell office:value-type="float" office:value="3577123" calcext:value-type="float">
            <text:p>3577123</text:p>
          </table:table-cell>
        </table:table-row>
        <table:table-row table:style-name="ro1">
          <table:table-cell/>
          <table:table-cell office:value-type="float" office:value="3175670" calcext:value-type="float">
            <text:p>3175670</text:p>
          </table:table-cell>
        </table:table-row>
        <table:table-row table:style-name="ro1">
          <table:table-cell/>
          <table:table-cell office:value-type="float" office:value="3348058" calcext:value-type="float">
            <text:p>3348058</text:p>
          </table:table-cell>
        </table:table-row>
        <table:table-row table:style-name="ro1">
          <table:table-cell/>
          <table:table-cell office:value-type="float" office:value="3093338" calcext:value-type="float">
            <text:p>3093338</text:p>
          </table:table-cell>
        </table:table-row>
        <table:table-row table:style-name="ro1">
          <table:table-cell/>
          <table:table-cell office:value-type="float" office:value="3395724" calcext:value-type="float">
            <text:p>3395724</text:p>
          </table:table-cell>
        </table:table-row>
        <table:table-row table:style-name="ro1">
          <table:table-cell/>
          <table:table-cell office:value-type="float" office:value="3144713" calcext:value-type="float">
            <text:p>3144713</text:p>
          </table:table-cell>
        </table:table-row>
        <table:table-row table:style-name="ro1">
          <table:table-cell/>
          <table:table-cell office:value-type="float" office:value="3317828" calcext:value-type="float">
            <text:p>3317828</text:p>
          </table:table-cell>
        </table:table-row>
        <table:table-row table:style-name="ro1">
          <table:table-cell/>
          <table:table-cell office:value-type="float" office:value="3239270" calcext:value-type="float">
            <text:p>3239270</text:p>
          </table:table-cell>
        </table:table-row>
        <table:table-row table:style-name="ro1">
          <table:table-cell/>
          <table:table-cell office:value-type="float" office:value="3359483" calcext:value-type="float">
            <text:p>3359483</text:p>
          </table:table-cell>
        </table:table-row>
        <table:table-row table:style-name="ro1">
          <table:table-cell/>
          <table:table-cell office:value-type="float" office:value="3391975" calcext:value-type="float">
            <text:p>3391975</text:p>
          </table:table-cell>
        </table:table-row>
        <table:table-row table:style-name="ro1">
          <table:table-cell/>
          <table:table-cell office:value-type="float" office:value="3083280" calcext:value-type="float">
            <text:p>3083280</text:p>
          </table:table-cell>
        </table:table-row>
        <table:table-row table:style-name="ro1">
          <table:table-cell/>
          <table:table-cell office:value-type="float" office:value="3391068" calcext:value-type="float">
            <text:p>3391068</text:p>
          </table:table-cell>
        </table:table-row>
        <table:table-row table:style-name="ro1">
          <table:table-cell/>
          <table:table-cell office:value-type="float" office:value="3131397" calcext:value-type="float">
            <text:p>3131397</text:p>
          </table:table-cell>
        </table:table-row>
        <table:table-row table:style-name="ro1">
          <table:table-cell/>
          <table:table-cell office:value-type="float" office:value="3264014" calcext:value-type="float">
            <text:p>3264014</text:p>
          </table:table-cell>
        </table:table-row>
        <table:table-row table:style-name="ro1">
          <table:table-cell/>
          <table:table-cell office:value-type="float" office:value="3323006" calcext:value-type="float">
            <text:p>3323006</text:p>
          </table:table-cell>
        </table:table-row>
        <table:table-row table:style-name="ro1">
          <table:table-cell/>
          <table:table-cell office:value-type="float" office:value="3167577" calcext:value-type="float">
            <text:p>3167577</text:p>
          </table:table-cell>
        </table:table-row>
        <table:table-row table:style-name="ro1">
          <table:table-cell/>
          <table:table-cell office:value-type="float" office:value="3342424" calcext:value-type="float">
            <text:p>3342424</text:p>
          </table:table-cell>
        </table:table-row>
        <table:table-row table:style-name="ro1">
          <table:table-cell/>
          <table:table-cell office:value-type="float" office:value="3079963" calcext:value-type="float">
            <text:p>3079963</text:p>
          </table:table-cell>
        </table:table-row>
        <table:table-row table:style-name="ro1">
          <table:table-cell/>
          <table:table-cell office:value-type="float" office:value="3382209" calcext:value-type="float">
            <text:p>3382209</text:p>
          </table:table-cell>
        </table:table-row>
        <table:table-row table:style-name="ro1">
          <table:table-cell/>
          <table:table-cell office:value-type="float" office:value="3155593" calcext:value-type="float">
            <text:p>3155593</text:p>
          </table:table-cell>
        </table:table-row>
        <table:table-row table:style-name="ro1">
          <table:table-cell/>
          <table:table-cell office:value-type="float" office:value="3446921" calcext:value-type="float">
            <text:p>3446921</text:p>
          </table:table-cell>
        </table:table-row>
        <table:table-row table:style-name="ro1">
          <table:table-cell/>
          <table:table-cell office:value-type="float" office:value="3252422" calcext:value-type="float">
            <text:p>3252422</text:p>
          </table:table-cell>
        </table:table-row>
        <table:table-row table:style-name="ro1">
          <table:table-cell/>
          <table:table-cell office:value-type="float" office:value="3132947" calcext:value-type="float">
            <text:p>3132947</text:p>
          </table:table-cell>
        </table:table-row>
        <table:table-row table:style-name="ro1">
          <table:table-cell/>
          <table:table-cell office:value-type="float" office:value="3349484" calcext:value-type="float">
            <text:p>3349484</text:p>
          </table:table-cell>
        </table:table-row>
        <table:table-row table:style-name="ro1">
          <table:table-cell/>
          <table:table-cell office:value-type="float" office:value="3092958" calcext:value-type="float">
            <text:p>3092958</text:p>
          </table:table-cell>
        </table:table-row>
        <table:table-row table:style-name="ro1">
          <table:table-cell/>
          <table:table-cell office:value-type="float" office:value="3371507" calcext:value-type="float">
            <text:p>3371507</text:p>
          </table:table-cell>
        </table:table-row>
        <table:table-row table:style-name="ro1">
          <table:table-cell/>
          <table:table-cell office:value-type="float" office:value="3305907" calcext:value-type="float">
            <text:p>3305907</text:p>
          </table:table-cell>
        </table:table-row>
        <table:table-row table:style-name="ro1">
          <table:table-cell/>
          <table:table-cell office:value-type="float" office:value="3278687" calcext:value-type="float">
            <text:p>3278687</text:p>
          </table:table-cell>
        </table:table-row>
        <table:table-row table:style-name="ro1">
          <table:table-cell/>
          <table:table-cell office:value-type="float" office:value="4415353" calcext:value-type="float">
            <text:p>4415353</text:p>
          </table:table-cell>
        </table:table-row>
        <table:table-row table:style-name="ro1">
          <table:table-cell/>
          <table:table-cell office:value-type="float" office:value="4954591" calcext:value-type="float">
            <text:p>4954591</text:p>
          </table:table-cell>
        </table:table-row>
        <table:table-row table:style-name="ro1">
          <table:table-cell/>
          <table:table-cell office:value-type="float" office:value="3390649" calcext:value-type="float">
            <text:p>3390649</text:p>
          </table:table-cell>
        </table:table-row>
        <table:table-row table:style-name="ro1">
          <table:table-cell/>
          <table:table-cell office:value-type="float" office:value="3103218" calcext:value-type="float">
            <text:p>3103218</text:p>
          </table:table-cell>
        </table:table-row>
        <table:table-row table:style-name="ro1">
          <table:table-cell/>
          <table:table-cell office:value-type="float" office:value="3298707" calcext:value-type="float">
            <text:p>3298707</text:p>
          </table:table-cell>
        </table:table-row>
        <table:table-row table:style-name="ro1">
          <table:table-cell/>
          <table:table-cell office:value-type="float" office:value="3463301" calcext:value-type="float">
            <text:p>3463301</text:p>
          </table:table-cell>
        </table:table-row>
        <table:table-row table:style-name="ro1">
          <table:table-cell/>
          <table:table-cell office:value-type="float" office:value="3029780" calcext:value-type="float">
            <text:p>3029780</text:p>
          </table:table-cell>
        </table:table-row>
        <table:table-row table:style-name="ro1">
          <table:table-cell/>
          <table:table-cell office:value-type="float" office:value="2935355" calcext:value-type="float">
            <text:p>2935355</text:p>
          </table:table-cell>
        </table:table-row>
        <table:table-row table:style-name="ro1">
          <table:table-cell/>
          <table:table-cell office:value-type="float" office:value="3191281" calcext:value-type="float">
            <text:p>3191281</text:p>
          </table:table-cell>
        </table:table-row>
        <table:table-row table:style-name="ro1">
          <table:table-cell/>
          <table:table-cell office:value-type="float" office:value="4526710" calcext:value-type="float">
            <text:p>4526710</text:p>
          </table:table-cell>
        </table:table-row>
        <table:table-row table:style-name="ro1">
          <table:table-cell/>
          <table:table-cell office:value-type="float" office:value="3420917" calcext:value-type="float">
            <text:p>3420917</text:p>
          </table:table-cell>
        </table:table-row>
        <table:table-row table:style-name="ro1">
          <table:table-cell/>
          <table:table-cell office:value-type="float" office:value="3092960" calcext:value-type="float">
            <text:p>3092960</text:p>
          </table:table-cell>
        </table:table-row>
        <table:table-row table:style-name="ro1">
          <table:table-cell/>
          <table:table-cell office:value-type="float" office:value="3314758" calcext:value-type="float">
            <text:p>3314758</text:p>
          </table:table-cell>
        </table:table-row>
        <table:table-row table:style-name="ro1">
          <table:table-cell/>
          <table:table-cell office:value-type="float" office:value="3213207" calcext:value-type="float">
            <text:p>3213207</text:p>
          </table:table-cell>
        </table:table-row>
        <table:table-row table:style-name="ro1">
          <table:table-cell/>
          <table:table-cell office:value-type="float" office:value="3032804" calcext:value-type="float">
            <text:p>3032804</text:p>
          </table:table-cell>
        </table:table-row>
        <table:table-row table:style-name="ro1">
          <table:table-cell/>
          <table:table-cell office:value-type="float" office:value="2900413" calcext:value-type="float">
            <text:p>2900413</text:p>
          </table:table-cell>
        </table:table-row>
        <table:table-row table:style-name="ro1">
          <table:table-cell/>
          <table:table-cell office:value-type="float" office:value="3069845" calcext:value-type="float">
            <text:p>3069845</text:p>
          </table:table-cell>
        </table:table-row>
        <table:table-row table:style-name="ro1">
          <table:table-cell/>
          <table:table-cell office:value-type="float" office:value="4456101" calcext:value-type="float">
            <text:p>4456101</text:p>
          </table:table-cell>
        </table:table-row>
        <table:table-row table:style-name="ro1">
          <table:table-cell/>
          <table:table-cell office:value-type="float" office:value="3387047" calcext:value-type="float">
            <text:p>3387047</text:p>
          </table:table-cell>
        </table:table-row>
        <table:table-row table:style-name="ro1">
          <table:table-cell/>
          <table:table-cell office:value-type="float" office:value="3131322" calcext:value-type="float">
            <text:p>3131322</text:p>
          </table:table-cell>
        </table:table-row>
        <table:table-row table:style-name="ro1">
          <table:table-cell/>
          <table:table-cell office:value-type="float" office:value="3302662" calcext:value-type="float">
            <text:p>3302662</text:p>
          </table:table-cell>
        </table:table-row>
        <table:table-row table:style-name="ro1">
          <table:table-cell/>
          <table:table-cell office:value-type="float" office:value="4065465" calcext:value-type="float">
            <text:p>4065465</text:p>
          </table:table-cell>
        </table:table-row>
        <table:table-row table:style-name="ro1">
          <table:table-cell/>
          <table:table-cell office:value-type="float" office:value="3289420" calcext:value-type="float">
            <text:p>3289420</text:p>
          </table:table-cell>
        </table:table-row>
        <table:table-row table:style-name="ro1">
          <table:table-cell/>
          <table:table-cell office:value-type="float" office:value="3279288" calcext:value-type="float">
            <text:p>3279288</text:p>
          </table:table-cell>
        </table:table-row>
        <table:table-row table:style-name="ro1">
          <table:table-cell/>
          <table:table-cell office:value-type="float" office:value="3045292" calcext:value-type="float">
            <text:p>3045292</text:p>
          </table:table-cell>
        </table:table-row>
        <table:table-row table:style-name="ro1">
          <table:table-cell/>
          <table:table-cell office:value-type="float" office:value="2936791" calcext:value-type="float">
            <text:p>2936791</text:p>
          </table:table-cell>
        </table:table-row>
        <table:table-row table:style-name="ro1">
          <table:table-cell/>
          <table:table-cell office:value-type="float" office:value="3067875" calcext:value-type="float">
            <text:p>3067875</text:p>
          </table:table-cell>
        </table:table-row>
        <table:table-row table:style-name="ro1">
          <table:table-cell/>
          <table:table-cell office:value-type="float" office:value="4245781" calcext:value-type="float">
            <text:p>4245781</text:p>
          </table:table-cell>
        </table:table-row>
        <table:table-row table:style-name="ro1">
          <table:table-cell/>
          <table:table-cell office:value-type="float" office:value="3537173" calcext:value-type="float">
            <text:p>3537173</text:p>
          </table:table-cell>
        </table:table-row>
        <table:table-row table:style-name="ro1">
          <table:table-cell/>
          <table:table-cell office:value-type="float" office:value="3143153" calcext:value-type="float">
            <text:p>3143153</text:p>
          </table:table-cell>
        </table:table-row>
        <table:table-row table:style-name="ro1">
          <table:table-cell/>
          <table:table-cell office:value-type="float" office:value="3232283" calcext:value-type="float">
            <text:p>3232283</text:p>
          </table:table-cell>
        </table:table-row>
        <table:table-row table:style-name="ro1">
          <table:table-cell/>
          <table:table-cell office:value-type="float" office:value="3476245" calcext:value-type="float">
            <text:p>3476245</text:p>
          </table:table-cell>
        </table:table-row>
        <table:table-row table:style-name="ro1">
          <table:table-cell/>
          <table:table-cell office:value-type="float" office:value="3022888" calcext:value-type="float">
            <text:p>3022888</text:p>
          </table:table-cell>
        </table:table-row>
        <table:table-row table:style-name="ro1">
          <table:table-cell/>
          <table:table-cell office:value-type="float" office:value="3083219" calcext:value-type="float">
            <text:p>3083219</text:p>
          </table:table-cell>
        </table:table-row>
        <table:table-row table:style-name="ro1">
          <table:table-cell/>
          <table:table-cell office:value-type="float" office:value="3093181" calcext:value-type="float">
            <text:p>3093181</text:p>
          </table:table-cell>
        </table:table-row>
        <table:table-row table:style-name="ro1">
          <table:table-cell/>
          <table:table-cell office:value-type="float" office:value="4338467" calcext:value-type="float">
            <text:p>4338467</text:p>
          </table:table-cell>
        </table:table-row>
        <table:table-row table:style-name="ro1">
          <table:table-cell/>
          <table:table-cell office:value-type="float" office:value="3449101" calcext:value-type="float">
            <text:p>3449101</text:p>
          </table:table-cell>
        </table:table-row>
        <table:table-row table:style-name="ro1">
          <table:table-cell/>
          <table:table-cell office:value-type="float" office:value="3134435" calcext:value-type="float">
            <text:p>3134435</text:p>
          </table:table-cell>
        </table:table-row>
        <table:table-row table:style-name="ro1">
          <table:table-cell/>
          <table:table-cell office:value-type="float" office:value="3542231" calcext:value-type="float">
            <text:p>3542231</text:p>
          </table:table-cell>
        </table:table-row>
        <table:table-row table:style-name="ro1">
          <table:table-cell/>
          <table:table-cell office:value-type="float" office:value="3216504" calcext:value-type="float">
            <text:p>3216504</text:p>
          </table:table-cell>
        </table:table-row>
        <table:table-row table:style-name="ro1">
          <table:table-cell/>
          <table:table-cell office:value-type="float" office:value="3006459" calcext:value-type="float">
            <text:p>3006459</text:p>
          </table:table-cell>
        </table:table-row>
        <table:table-row table:style-name="ro1">
          <table:table-cell/>
          <table:table-cell office:value-type="float" office:value="2889212" calcext:value-type="float">
            <text:p>2889212</text:p>
          </table:table-cell>
        </table:table-row>
        <table:table-row table:style-name="ro1">
          <table:table-cell/>
          <table:table-cell office:value-type="float" office:value="3069440" calcext:value-type="float">
            <text:p>3069440</text:p>
          </table:table-cell>
        </table:table-row>
        <table:table-row table:style-name="ro1">
          <table:table-cell/>
          <table:table-cell office:value-type="float" office:value="4259011" calcext:value-type="float">
            <text:p>4259011</text:p>
          </table:table-cell>
        </table:table-row>
        <table:table-row table:style-name="ro1">
          <table:table-cell/>
          <table:table-cell office:value-type="float" office:value="3476803" calcext:value-type="float">
            <text:p>3476803</text:p>
          </table:table-cell>
        </table:table-row>
        <table:table-row table:style-name="ro1">
          <table:table-cell/>
          <table:table-cell office:value-type="float" office:value="3171389" calcext:value-type="float">
            <text:p>3171389</text:p>
          </table:table-cell>
        </table:table-row>
        <table:table-row table:style-name="ro1">
          <table:table-cell/>
          <table:table-cell office:value-type="float" office:value="3421292" calcext:value-type="float">
            <text:p>3421292</text:p>
          </table:table-cell>
        </table:table-row>
        <table:table-row table:style-name="ro1">
          <table:table-cell/>
          <table:table-cell office:value-type="float" office:value="3218462" calcext:value-type="float">
            <text:p>3218462</text:p>
          </table:table-cell>
        </table:table-row>
        <table:table-row table:style-name="ro1">
          <table:table-cell/>
          <table:table-cell office:value-type="float" office:value="3140206" calcext:value-type="float">
            <text:p>3140206</text:p>
          </table:table-cell>
        </table:table-row>
        <table:table-row table:style-name="ro1">
          <table:table-cell/>
          <table:table-cell office:value-type="float" office:value="3517754" calcext:value-type="float">
            <text:p>3517754</text:p>
          </table:table-cell>
        </table:table-row>
        <table:table-row table:style-name="ro1">
          <table:table-cell/>
          <table:table-cell office:value-type="float" office:value="3044254" calcext:value-type="float">
            <text:p>3044254</text:p>
          </table:table-cell>
        </table:table-row>
        <table:table-row table:style-name="ro1">
          <table:table-cell/>
          <table:table-cell office:value-type="float" office:value="3546974" calcext:value-type="float">
            <text:p>3546974</text:p>
          </table:table-cell>
        </table:table-row>
        <table:table-row table:style-name="ro1">
          <table:table-cell/>
          <table:table-cell office:value-type="float" office:value="3115540" calcext:value-type="float">
            <text:p>3115540</text:p>
          </table:table-cell>
        </table:table-row>
        <table:table-row table:style-name="ro1">
          <table:table-cell/>
          <table:table-cell office:value-type="float" office:value="3256610" calcext:value-type="float">
            <text:p>3256610</text:p>
          </table:table-cell>
        </table:table-row>
        <table:table-row table:style-name="ro1">
          <table:table-cell/>
          <table:table-cell office:value-type="float" office:value="3235684" calcext:value-type="float">
            <text:p>3235684</text:p>
          </table:table-cell>
        </table:table-row>
        <table:table-row table:style-name="ro1">
          <table:table-cell/>
          <table:table-cell office:value-type="float" office:value="3320079" calcext:value-type="float">
            <text:p>3320079</text:p>
          </table:table-cell>
        </table:table-row>
        <table:table-row table:style-name="ro1">
          <table:table-cell/>
          <table:table-cell office:value-type="float" office:value="3334114" calcext:value-type="float">
            <text:p>3334114</text:p>
          </table:table-cell>
        </table:table-row>
        <table:table-row table:style-name="ro1">
          <table:table-cell/>
          <table:table-cell office:value-type="float" office:value="3059912" calcext:value-type="float">
            <text:p>3059912</text:p>
          </table:table-cell>
        </table:table-row>
        <table:table-row table:style-name="ro1">
          <table:table-cell/>
          <table:table-cell office:value-type="float" office:value="3353782" calcext:value-type="float">
            <text:p>3353782</text:p>
          </table:table-cell>
        </table:table-row>
        <table:table-row table:style-name="ro1">
          <table:table-cell/>
          <table:table-cell office:value-type="float" office:value="3126204" calcext:value-type="float">
            <text:p>3126204</text:p>
          </table:table-cell>
        </table:table-row>
        <table:table-row table:style-name="ro1">
          <table:table-cell/>
          <table:table-cell office:value-type="float" office:value="3245889" calcext:value-type="float">
            <text:p>3245889</text:p>
          </table:table-cell>
        </table:table-row>
        <table:table-row table:style-name="ro1">
          <table:table-cell/>
          <table:table-cell office:value-type="float" office:value="3263587" calcext:value-type="float">
            <text:p>3263587</text:p>
          </table:table-cell>
        </table:table-row>
        <table:table-row table:style-name="ro1">
          <table:table-cell/>
          <table:table-cell office:value-type="float" office:value="3039377" calcext:value-type="float">
            <text:p>3039377</text:p>
          </table:table-cell>
        </table:table-row>
        <table:table-row table:style-name="ro1">
          <table:table-cell/>
          <table:table-cell office:value-type="float" office:value="3116172" calcext:value-type="float">
            <text:p>3116172</text:p>
          </table:table-cell>
        </table:table-row>
        <table:table-row table:style-name="ro1">
          <table:table-cell/>
          <table:table-cell office:value-type="float" office:value="3062395" calcext:value-type="float">
            <text:p>3062395</text:p>
          </table:table-cell>
        </table:table-row>
        <table:table-row table:style-name="ro1">
          <table:table-cell/>
          <table:table-cell office:value-type="float" office:value="4323102" calcext:value-type="float">
            <text:p>4323102</text:p>
          </table:table-cell>
        </table:table-row>
        <table:table-row table:style-name="ro1">
          <table:table-cell/>
          <table:table-cell office:value-type="float" office:value="3542668" calcext:value-type="float">
            <text:p>3542668</text:p>
          </table:table-cell>
        </table:table-row>
        <table:table-row table:style-name="ro1">
          <table:table-cell/>
          <table:table-cell office:value-type="float" office:value="3122674" calcext:value-type="float">
            <text:p>3122674</text:p>
          </table:table-cell>
        </table:table-row>
        <table:table-row table:style-name="ro1">
          <table:table-cell/>
          <table:table-cell office:value-type="float" office:value="3262057" calcext:value-type="float">
            <text:p>3262057</text:p>
          </table:table-cell>
        </table:table-row>
        <table:table-row table:style-name="ro1">
          <table:table-cell/>
          <table:table-cell office:value-type="float" office:value="3297667" calcext:value-type="float">
            <text:p>3297667</text:p>
          </table:table-cell>
        </table:table-row>
        <table:table-row table:style-name="ro1">
          <table:table-cell/>
          <table:table-cell office:value-type="float" office:value="3270534" calcext:value-type="float">
            <text:p>3270534</text:p>
          </table:table-cell>
        </table:table-row>
        <table:table-row table:style-name="ro1">
          <table:table-cell/>
          <table:table-cell office:value-type="float" office:value="2887894" calcext:value-type="float">
            <text:p>2887894</text:p>
          </table:table-cell>
        </table:table-row>
        <table:table-row table:style-name="ro1">
          <table:table-cell/>
          <table:table-cell office:value-type="float" office:value="3060182" calcext:value-type="float">
            <text:p>3060182</text:p>
          </table:table-cell>
        </table:table-row>
        <table:table-row table:style-name="ro1">
          <table:table-cell/>
          <table:table-cell office:value-type="float" office:value="4322302" calcext:value-type="float">
            <text:p>4322302</text:p>
          </table:table-cell>
        </table:table-row>
        <table:table-row table:style-name="ro1">
          <table:table-cell/>
          <table:table-cell office:value-type="float" office:value="3457556" calcext:value-type="float">
            <text:p>3457556</text:p>
          </table:table-cell>
        </table:table-row>
        <table:table-row table:style-name="ro1">
          <table:table-cell/>
          <table:table-cell office:value-type="float" office:value="3133726" calcext:value-type="float">
            <text:p>3133726</text:p>
          </table:table-cell>
        </table:table-row>
        <table:table-row table:style-name="ro1">
          <table:table-cell/>
          <table:table-cell office:value-type="float" office:value="3258894" calcext:value-type="float">
            <text:p>3258894</text:p>
          </table:table-cell>
        </table:table-row>
        <table:table-row table:style-name="ro1">
          <table:table-cell/>
          <table:table-cell office:value-type="float" office:value="4356402" calcext:value-type="float">
            <text:p>4356402</text:p>
          </table:table-cell>
        </table:table-row>
        <table:table-row table:style-name="ro1">
          <table:table-cell/>
          <table:table-cell office:value-type="float" office:value="4928162" calcext:value-type="float">
            <text:p>4928162</text:p>
          </table:table-cell>
        </table:table-row>
        <table:table-row table:style-name="ro1">
          <table:table-cell/>
          <table:table-cell office:value-type="float" office:value="3419485" calcext:value-type="float">
            <text:p>3419485</text:p>
          </table:table-cell>
        </table:table-row>
        <table:table-row table:style-name="ro1">
          <table:table-cell/>
          <table:table-cell office:value-type="float" office:value="3296851" calcext:value-type="float">
            <text:p>3296851</text:p>
          </table:table-cell>
        </table:table-row>
        <table:table-row table:style-name="ro1">
          <table:table-cell/>
          <table:table-cell office:value-type="float" office:value="3301006" calcext:value-type="float">
            <text:p>3301006</text:p>
          </table:table-cell>
        </table:table-row>
        <table:table-row table:style-name="ro1">
          <table:table-cell/>
          <table:table-cell office:value-type="float" office:value="3289939" calcext:value-type="float">
            <text:p>3289939</text:p>
          </table:table-cell>
        </table:table-row>
        <table:table-row table:style-name="ro1">
          <table:table-cell/>
          <table:table-cell office:value-type="float" office:value="3355947" calcext:value-type="float">
            <text:p>3355947</text:p>
          </table:table-cell>
        </table:table-row>
        <table:table-row table:style-name="ro1">
          <table:table-cell/>
          <table:table-cell office:value-type="float" office:value="2928162" calcext:value-type="float">
            <text:p>2928162</text:p>
          </table:table-cell>
        </table:table-row>
        <table:table-row table:style-name="ro1">
          <table:table-cell/>
          <table:table-cell office:value-type="float" office:value="3092439" calcext:value-type="float">
            <text:p>3092439</text:p>
          </table:table-cell>
        </table:table-row>
        <table:table-row table:style-name="ro1">
          <table:table-cell/>
          <table:table-cell office:value-type="float" office:value="4521033" calcext:value-type="float">
            <text:p>4521033</text:p>
          </table:table-cell>
        </table:table-row>
        <table:table-row table:style-name="ro1">
          <table:table-cell/>
          <table:table-cell office:value-type="float" office:value="3388925" calcext:value-type="float">
            <text:p>3388925</text:p>
          </table:table-cell>
        </table:table-row>
        <table:table-row table:style-name="ro1">
          <table:table-cell/>
          <table:table-cell office:value-type="float" office:value="3329357" calcext:value-type="float">
            <text:p>3329357</text:p>
          </table:table-cell>
        </table:table-row>
        <table:table-row table:style-name="ro1">
          <table:table-cell/>
          <table:table-cell office:value-type="float" office:value="3324337" calcext:value-type="float">
            <text:p>3324337</text:p>
          </table:table-cell>
        </table:table-row>
        <table:table-row table:style-name="ro1">
          <table:table-cell/>
          <table:table-cell office:value-type="float" office:value="3191854" calcext:value-type="float">
            <text:p>3191854</text:p>
          </table:table-cell>
        </table:table-row>
        <table:table-row table:style-name="ro1">
          <table:table-cell/>
          <table:table-cell office:value-type="float" office:value="3197663" calcext:value-type="float">
            <text:p>3197663</text:p>
          </table:table-cell>
        </table:table-row>
        <table:table-row table:style-name="ro1">
          <table:table-cell/>
          <table:table-cell office:value-type="float" office:value="3507822" calcext:value-type="float">
            <text:p>3507822</text:p>
          </table:table-cell>
        </table:table-row>
        <table:table-row table:style-name="ro1">
          <table:table-cell/>
          <table:table-cell office:value-type="float" office:value="3131417" calcext:value-type="float">
            <text:p>3131417</text:p>
          </table:table-cell>
        </table:table-row>
        <table:table-row table:style-name="ro1">
          <table:table-cell/>
          <table:table-cell office:value-type="float" office:value="3377467" calcext:value-type="float">
            <text:p>3377467</text:p>
          </table:table-cell>
        </table:table-row>
        <table:table-row table:style-name="ro1">
          <table:table-cell/>
          <table:table-cell office:value-type="float" office:value="3082055" calcext:value-type="float">
            <text:p>3082055</text:p>
          </table:table-cell>
        </table:table-row>
        <table:table-row table:style-name="ro1">
          <table:table-cell/>
          <table:table-cell office:value-type="float" office:value="3303787" calcext:value-type="float">
            <text:p>3303787</text:p>
          </table:table-cell>
        </table:table-row>
        <table:table-row table:style-name="ro1">
          <table:table-cell/>
          <table:table-cell office:value-type="float" office:value="3176223" calcext:value-type="float">
            <text:p>3176223</text:p>
          </table:table-cell>
        </table:table-row>
        <table:table-row table:style-name="ro1">
          <table:table-cell/>
          <table:table-cell office:value-type="float" office:value="3403245" calcext:value-type="float">
            <text:p>3403245</text:p>
          </table:table-cell>
        </table:table-row>
        <table:table-row table:style-name="ro1">
          <table:table-cell/>
          <table:table-cell office:value-type="float" office:value="3426203" calcext:value-type="float">
            <text:p>3426203</text:p>
          </table:table-cell>
        </table:table-row>
        <table:table-row table:style-name="ro1">
          <table:table-cell/>
          <table:table-cell office:value-type="float" office:value="3287122" calcext:value-type="float">
            <text:p>3287122</text:p>
          </table:table-cell>
        </table:table-row>
        <table:table-row table:style-name="ro1">
          <table:table-cell/>
          <table:table-cell office:value-type="float" office:value="3377996" calcext:value-type="float">
            <text:p>3377996</text:p>
          </table:table-cell>
        </table:table-row>
        <table:table-row table:style-name="ro1">
          <table:table-cell/>
          <table:table-cell office:value-type="float" office:value="3081918" calcext:value-type="float">
            <text:p>3081918</text:p>
          </table:table-cell>
        </table:table-row>
        <table:table-row table:style-name="ro1">
          <table:table-cell/>
          <table:table-cell office:value-type="float" office:value="3385994" calcext:value-type="float">
            <text:p>3385994</text:p>
          </table:table-cell>
        </table:table-row>
        <table:table-row table:style-name="ro1">
          <table:table-cell/>
          <table:table-cell office:value-type="float" office:value="3155450" calcext:value-type="float">
            <text:p>3155450</text:p>
          </table:table-cell>
        </table:table-row>
        <table:table-row table:style-name="ro1">
          <table:table-cell/>
          <table:table-cell office:value-type="float" office:value="3215752" calcext:value-type="float">
            <text:p>3215752</text:p>
          </table:table-cell>
        </table:table-row>
        <table:table-row table:style-name="ro1">
          <table:table-cell/>
          <table:table-cell office:value-type="float" office:value="3268555" calcext:value-type="float">
            <text:p>3268555</text:p>
          </table:table-cell>
        </table:table-row>
        <table:table-row table:style-name="ro1">
          <table:table-cell/>
          <table:table-cell office:value-type="float" office:value="3120092" calcext:value-type="float">
            <text:p>3120092</text:p>
          </table:table-cell>
        </table:table-row>
        <table:table-row table:style-name="ro1">
          <table:table-cell/>
          <table:table-cell office:value-type="float" office:value="3539518" calcext:value-type="float">
            <text:p>3539518</text:p>
          </table:table-cell>
        </table:table-row>
        <table:table-row table:style-name="ro1">
          <table:table-cell/>
          <table:table-cell office:value-type="float" office:value="3067676" calcext:value-type="float">
            <text:p>3067676</text:p>
          </table:table-cell>
        </table:table-row>
        <table:table-row table:style-name="ro1">
          <table:table-cell/>
          <table:table-cell office:value-type="float" office:value="3361356" calcext:value-type="float">
            <text:p>3361356</text:p>
          </table:table-cell>
        </table:table-row>
        <table:table-row table:style-name="ro1">
          <table:table-cell/>
          <table:table-cell office:value-type="float" office:value="3191106" calcext:value-type="float">
            <text:p>3191106</text:p>
          </table:table-cell>
        </table:table-row>
        <table:table-row table:style-name="ro1">
          <table:table-cell/>
          <table:table-cell office:value-type="float" office:value="3200313" calcext:value-type="float">
            <text:p>3200313</text:p>
          </table:table-cell>
        </table:table-row>
        <table:table-row table:style-name="ro1">
          <table:table-cell/>
          <table:table-cell office:value-type="float" office:value="3536819" calcext:value-type="float">
            <text:p>3536819</text:p>
          </table:table-cell>
        </table:table-row>
        <table:table-row table:style-name="ro1">
          <table:table-cell/>
          <table:table-cell office:value-type="float" office:value="3111553" calcext:value-type="float">
            <text:p>3111553</text:p>
          </table:table-cell>
        </table:table-row>
        <table:table-row table:style-name="ro1">
          <table:table-cell/>
          <table:table-cell office:value-type="float" office:value="3572335" calcext:value-type="float">
            <text:p>3572335</text:p>
          </table:table-cell>
        </table:table-row>
        <table:table-row table:style-name="ro1">
          <table:table-cell/>
          <table:table-cell office:value-type="float" office:value="3302672" calcext:value-type="float">
            <text:p>3302672</text:p>
          </table:table-cell>
        </table:table-row>
        <table:table-row table:style-name="ro1">
          <table:table-cell/>
          <table:table-cell office:value-type="float" office:value="3379240" calcext:value-type="float">
            <text:p>3379240</text:p>
          </table:table-cell>
        </table:table-row>
        <table:table-row table:style-name="ro1">
          <table:table-cell/>
          <table:table-cell office:value-type="float" office:value="3129279" calcext:value-type="float">
            <text:p>3129279</text:p>
          </table:table-cell>
        </table:table-row>
        <table:table-row table:style-name="ro1">
          <table:table-cell/>
          <table:table-cell office:value-type="float" office:value="3512544" calcext:value-type="float">
            <text:p>3512544</text:p>
          </table:table-cell>
        </table:table-row>
        <table:table-row table:style-name="ro1">
          <table:table-cell/>
          <table:table-cell office:value-type="float" office:value="3235508" calcext:value-type="float">
            <text:p>3235508</text:p>
          </table:table-cell>
        </table:table-row>
        <table:table-row table:style-name="ro1">
          <table:table-cell/>
          <table:table-cell office:value-type="float" office:value="3151613" calcext:value-type="float">
            <text:p>3151613</text:p>
          </table:table-cell>
        </table:table-row>
        <table:table-row table:style-name="ro1">
          <table:table-cell/>
          <table:table-cell office:value-type="float" office:value="3344958" calcext:value-type="float">
            <text:p>3344958</text:p>
          </table:table-cell>
        </table:table-row>
        <table:table-row table:style-name="ro1">
          <table:table-cell/>
          <table:table-cell office:value-type="float" office:value="3066351" calcext:value-type="float">
            <text:p>3066351</text:p>
          </table:table-cell>
        </table:table-row>
        <table:table-row table:style-name="ro1">
          <table:table-cell/>
          <table:table-cell office:value-type="float" office:value="3386344" calcext:value-type="float">
            <text:p>3386344</text:p>
          </table:table-cell>
        </table:table-row>
        <table:table-row table:style-name="ro1">
          <table:table-cell/>
          <table:table-cell office:value-type="float" office:value="3134685" calcext:value-type="float">
            <text:p>3134685</text:p>
          </table:table-cell>
        </table:table-row>
        <table:table-row table:style-name="ro1">
          <table:table-cell/>
          <table:table-cell office:value-type="float" office:value="3250119" calcext:value-type="float">
            <text:p>3250119</text:p>
          </table:table-cell>
        </table:table-row>
        <table:table-row table:style-name="ro1">
          <table:table-cell/>
          <table:table-cell office:value-type="float" office:value="3277336" calcext:value-type="float">
            <text:p>3277336</text:p>
          </table:table-cell>
        </table:table-row>
        <table:table-row table:style-name="ro1">
          <table:table-cell/>
          <table:table-cell office:value-type="float" office:value="3125980" calcext:value-type="float">
            <text:p>3125980</text:p>
          </table:table-cell>
        </table:table-row>
        <table:table-row table:style-name="ro1">
          <table:table-cell/>
          <table:table-cell office:value-type="float" office:value="3363042" calcext:value-type="float">
            <text:p>3363042</text:p>
          </table:table-cell>
        </table:table-row>
        <table:table-row table:style-name="ro1">
          <table:table-cell/>
          <table:table-cell office:value-type="float" office:value="3060557" calcext:value-type="float">
            <text:p>3060557</text:p>
          </table:table-cell>
        </table:table-row>
        <table:table-row table:style-name="ro1">
          <table:table-cell/>
          <table:table-cell office:value-type="float" office:value="3331709" calcext:value-type="float">
            <text:p>3331709</text:p>
          </table:table-cell>
        </table:table-row>
        <table:table-row table:style-name="ro1">
          <table:table-cell/>
          <table:table-cell office:value-type="float" office:value="3162644" calcext:value-type="float">
            <text:p>3162644</text:p>
          </table:table-cell>
        </table:table-row>
        <table:table-row table:style-name="ro1">
          <table:table-cell/>
          <table:table-cell office:value-type="float" office:value="3435784" calcext:value-type="float">
            <text:p>3435784</text:p>
          </table:table-cell>
        </table:table-row>
        <table:table-row table:style-name="ro1">
          <table:table-cell/>
          <table:table-cell office:value-type="float" office:value="3429378" calcext:value-type="float">
            <text:p>3429378</text:p>
          </table:table-cell>
        </table:table-row>
        <table:table-row table:style-name="ro1">
          <table:table-cell/>
          <table:table-cell office:value-type="float" office:value="3139051" calcext:value-type="float">
            <text:p>3139051</text:p>
          </table:table-cell>
        </table:table-row>
        <table:table-row table:style-name="ro1">
          <table:table-cell/>
          <table:table-cell office:value-type="float" office:value="3372834" calcext:value-type="float">
            <text:p>3372834</text:p>
          </table:table-cell>
        </table:table-row>
        <table:table-row table:style-name="ro1">
          <table:table-cell/>
          <table:table-cell office:value-type="float" office:value="3074282" calcext:value-type="float">
            <text:p>3074282</text:p>
          </table:table-cell>
        </table:table-row>
        <table:table-row table:style-name="ro1">
          <table:table-cell/>
          <table:table-cell office:value-type="float" office:value="3345295" calcext:value-type="float">
            <text:p>3345295</text:p>
          </table:table-cell>
        </table:table-row>
        <table:table-row table:style-name="ro1">
          <table:table-cell/>
          <table:table-cell office:value-type="float" office:value="3155741" calcext:value-type="float">
            <text:p>3155741</text:p>
          </table:table-cell>
        </table:table-row>
        <table:table-row table:style-name="ro1">
          <table:table-cell/>
          <table:table-cell office:value-type="float" office:value="3213653" calcext:value-type="float">
            <text:p>3213653</text:p>
          </table:table-cell>
        </table:table-row>
        <table:table-row table:style-name="ro1">
          <table:table-cell/>
          <table:table-cell office:value-type="float" office:value="3282577" calcext:value-type="float">
            <text:p>3282577</text:p>
          </table:table-cell>
        </table:table-row>
        <table:table-row table:style-name="ro1">
          <table:table-cell/>
          <table:table-cell office:value-type="float" office:value="3332437" calcext:value-type="float">
            <text:p>3332437</text:p>
          </table:table-cell>
        </table:table-row>
        <table:table-row table:style-name="ro1">
          <table:table-cell/>
          <table:table-cell office:value-type="float" office:value="3373590" calcext:value-type="float">
            <text:p>3373590</text:p>
          </table:table-cell>
        </table:table-row>
        <table:table-row table:style-name="ro1">
          <table:table-cell/>
          <table:table-cell office:value-type="float" office:value="3074179" calcext:value-type="float">
            <text:p>3074179</text:p>
          </table:table-cell>
        </table:table-row>
        <table:table-row table:style-name="ro1">
          <table:table-cell/>
          <table:table-cell office:value-type="float" office:value="3325994" calcext:value-type="float">
            <text:p>3325994</text:p>
          </table:table-cell>
        </table:table-row>
        <table:table-row table:style-name="ro1">
          <table:table-cell/>
          <table:table-cell office:value-type="float" office:value="3171455" calcext:value-type="float">
            <text:p>3171455</text:p>
          </table:table-cell>
        </table:table-row>
        <table:table-row table:style-name="ro1">
          <table:table-cell/>
          <table:table-cell office:value-type="float" office:value="3223104" calcext:value-type="float">
            <text:p>3223104</text:p>
          </table:table-cell>
        </table:table-row>
        <table:table-row table:style-name="ro1">
          <table:table-cell/>
          <table:table-cell office:value-type="float" office:value="3298921" calcext:value-type="float">
            <text:p>3298921</text:p>
          </table:table-cell>
        </table:table-row>
        <table:table-row table:style-name="ro1">
          <table:table-cell/>
          <table:table-cell office:value-type="float" office:value="3074863" calcext:value-type="float">
            <text:p>3074863</text:p>
          </table:table-cell>
        </table:table-row>
        <table:table-row table:style-name="ro1">
          <table:table-cell/>
          <table:table-cell office:value-type="float" office:value="2912340" calcext:value-type="float">
            <text:p>2912340</text:p>
          </table:table-cell>
        </table:table-row>
        <table:table-row table:style-name="ro1">
          <table:table-cell/>
          <table:table-cell office:value-type="float" office:value="3049097" calcext:value-type="float">
            <text:p>3049097</text:p>
          </table:table-cell>
        </table:table-row>
        <table:table-row table:style-name="ro1">
          <table:table-cell/>
          <table:table-cell office:value-type="float" office:value="4010045" calcext:value-type="float">
            <text:p>4010045</text:p>
          </table:table-cell>
        </table:table-row>
        <table:table-row table:style-name="ro1">
          <table:table-cell/>
          <table:table-cell office:value-type="float" office:value="3698784" calcext:value-type="float">
            <text:p>3698784</text:p>
          </table:table-cell>
        </table:table-row>
        <table:table-row table:style-name="ro1">
          <table:table-cell/>
          <table:table-cell office:value-type="float" office:value="3191968" calcext:value-type="float">
            <text:p>3191968</text:p>
          </table:table-cell>
        </table:table-row>
        <table:table-row table:style-name="ro1">
          <table:table-cell/>
          <table:table-cell office:value-type="float" office:value="3199943" calcext:value-type="float">
            <text:p>3199943</text:p>
          </table:table-cell>
        </table:table-row>
        <table:table-row table:style-name="ro1">
          <table:table-cell/>
          <table:table-cell office:value-type="float" office:value="3294990" calcext:value-type="float">
            <text:p>3294990</text:p>
          </table:table-cell>
        </table:table-row>
        <table:table-row table:style-name="ro1">
          <table:table-cell/>
          <table:table-cell office:value-type="float" office:value="3078252" calcext:value-type="float">
            <text:p>3078252</text:p>
          </table:table-cell>
        </table:table-row>
        <table:table-row table:style-name="ro1">
          <table:table-cell/>
          <table:table-cell office:value-type="float" office:value="3360350" calcext:value-type="float">
            <text:p>3360350</text:p>
          </table:table-cell>
        </table:table-row>
        <table:table-row table:style-name="ro1">
          <table:table-cell/>
          <table:table-cell office:value-type="float" office:value="3084388" calcext:value-type="float">
            <text:p>3084388</text:p>
          </table:table-cell>
        </table:table-row>
        <table:table-row table:style-name="ro1">
          <table:table-cell/>
          <table:table-cell office:value-type="float" office:value="3455581" calcext:value-type="float">
            <text:p>3455581</text:p>
          </table:table-cell>
        </table:table-row>
        <table:table-row table:style-name="ro1">
          <table:table-cell/>
          <table:table-cell office:value-type="float" office:value="3205660" calcext:value-type="float">
            <text:p>3205660</text:p>
          </table:table-cell>
        </table:table-row>
        <table:table-row table:style-name="ro1">
          <table:table-cell/>
          <table:table-cell office:value-type="float" office:value="3437434" calcext:value-type="float">
            <text:p>3437434</text:p>
          </table:table-cell>
        </table:table-row>
        <table:table-row table:style-name="ro1">
          <table:table-cell/>
          <table:table-cell office:value-type="float" office:value="3299001" calcext:value-type="float">
            <text:p>3299001</text:p>
          </table:table-cell>
        </table:table-row>
        <table:table-row table:style-name="ro1">
          <table:table-cell/>
          <table:table-cell office:value-type="float" office:value="3093237" calcext:value-type="float">
            <text:p>3093237</text:p>
          </table:table-cell>
        </table:table-row>
        <table:table-row table:style-name="ro1">
          <table:table-cell/>
          <table:table-cell office:value-type="float" office:value="3376502" calcext:value-type="float">
            <text:p>3376502</text:p>
          </table:table-cell>
        </table:table-row>
        <table:table-row table:style-name="ro1">
          <table:table-cell/>
          <table:table-cell office:value-type="float" office:value="3093961" calcext:value-type="float">
            <text:p>3093961</text:p>
          </table:table-cell>
        </table:table-row>
        <table:table-row table:style-name="ro1">
          <table:table-cell/>
          <table:table-cell office:value-type="float" office:value="3285611" calcext:value-type="float">
            <text:p>3285611</text:p>
          </table:table-cell>
        </table:table-row>
        <table:table-row table:style-name="ro1">
          <table:table-cell/>
          <table:table-cell office:value-type="float" office:value="3210667" calcext:value-type="float">
            <text:p>3210667</text:p>
          </table:table-cell>
        </table:table-row>
        <table:table-row table:style-name="ro1">
          <table:table-cell/>
          <table:table-cell office:value-type="float" office:value="3350912" calcext:value-type="float">
            <text:p>3350912</text:p>
          </table:table-cell>
        </table:table-row>
        <table:table-row table:style-name="ro1">
          <table:table-cell/>
          <table:table-cell office:value-type="float" office:value="3301427" calcext:value-type="float">
            <text:p>3301427</text:p>
          </table:table-cell>
        </table:table-row>
        <table:table-row table:style-name="ro1">
          <table:table-cell/>
          <table:table-cell office:value-type="float" office:value="3060245" calcext:value-type="float">
            <text:p>3060245</text:p>
          </table:table-cell>
        </table:table-row>
        <table:table-row table:style-name="ro1">
          <table:table-cell/>
          <table:table-cell office:value-type="float" office:value="3374312" calcext:value-type="float">
            <text:p>3374312</text:p>
          </table:table-cell>
        </table:table-row>
        <table:table-row table:style-name="ro1">
          <table:table-cell/>
          <table:table-cell office:value-type="float" office:value="3108107" calcext:value-type="float">
            <text:p>3108107</text:p>
          </table:table-cell>
        </table:table-row>
        <table:table-row table:style-name="ro1">
          <table:table-cell/>
          <table:table-cell office:value-type="float" office:value="3264936" calcext:value-type="float">
            <text:p>3264936</text:p>
          </table:table-cell>
        </table:table-row>
        <table:table-row table:style-name="ro1">
          <table:table-cell/>
          <table:table-cell office:value-type="float" office:value="4504659" calcext:value-type="float">
            <text:p>4504659</text:p>
          </table:table-cell>
        </table:table-row>
        <table:table-row table:style-name="ro1">
          <table:table-cell/>
          <table:table-cell office:value-type="float" office:value="4896911" calcext:value-type="float">
            <text:p>4896911</text:p>
          </table:table-cell>
        </table:table-row>
        <table:table-row table:style-name="ro1">
          <table:table-cell/>
          <table:table-cell office:value-type="float" office:value="3380103" calcext:value-type="float">
            <text:p>3380103</text:p>
          </table:table-cell>
        </table:table-row>
        <table:table-row table:style-name="ro1">
          <table:table-cell/>
          <table:table-cell office:value-type="float" office:value="3106911" calcext:value-type="float">
            <text:p>3106911</text:p>
          </table:table-cell>
        </table:table-row>
        <table:table-row table:style-name="ro1">
          <table:table-cell/>
          <table:table-cell office:value-type="float" office:value="3331848" calcext:value-type="float">
            <text:p>3331848</text:p>
          </table:table-cell>
        </table:table-row>
        <table:table-row table:style-name="ro1">
          <table:table-cell/>
          <table:table-cell office:value-type="float" office:value="3218534" calcext:value-type="float">
            <text:p>3218534</text:p>
          </table:table-cell>
        </table:table-row>
        <table:table-row table:style-name="ro1">
          <table:table-cell/>
          <table:table-cell office:value-type="float" office:value="3022049" calcext:value-type="float">
            <text:p>3022049</text:p>
          </table:table-cell>
        </table:table-row>
        <table:table-row table:style-name="ro1">
          <table:table-cell/>
          <table:table-cell office:value-type="float" office:value="3016904" calcext:value-type="float">
            <text:p>3016904</text:p>
          </table:table-cell>
        </table:table-row>
        <table:table-row table:style-name="ro1">
          <table:table-cell/>
          <table:table-cell office:value-type="float" office:value="3075813" calcext:value-type="float">
            <text:p>3075813</text:p>
          </table:table-cell>
        </table:table-row>
        <table:table-row table:style-name="ro1">
          <table:table-cell/>
          <table:table-cell office:value-type="float" office:value="4473775" calcext:value-type="float">
            <text:p>4473775</text:p>
          </table:table-cell>
        </table:table-row>
        <table:table-row table:style-name="ro1">
          <table:table-cell/>
          <table:table-cell office:value-type="float" office:value="3395304" calcext:value-type="float">
            <text:p>3395304</text:p>
          </table:table-cell>
        </table:table-row>
        <table:table-row table:style-name="ro1">
          <table:table-cell/>
          <table:table-cell office:value-type="float" office:value="3094986" calcext:value-type="float">
            <text:p>3094986</text:p>
          </table:table-cell>
        </table:table-row>
        <table:table-row table:style-name="ro1">
          <table:table-cell/>
          <table:table-cell office:value-type="float" office:value="3282213" calcext:value-type="float">
            <text:p>3282213</text:p>
          </table:table-cell>
        </table:table-row>
        <table:table-row table:style-name="ro1">
          <table:table-cell/>
          <table:table-cell office:value-type="float" office:value="3252322" calcext:value-type="float">
            <text:p>3252322</text:p>
          </table:table-cell>
        </table:table-row>
        <table:table-row table:style-name="ro1">
          <table:table-cell/>
          <table:table-cell office:value-type="float" office:value="3137864" calcext:value-type="float">
            <text:p>3137864</text:p>
          </table:table-cell>
        </table:table-row>
        <table:table-row table:style-name="ro1">
          <table:table-cell/>
          <table:table-cell office:value-type="float" office:value="3334098" calcext:value-type="float">
            <text:p>3334098</text:p>
          </table:table-cell>
        </table:table-row>
        <table:table-row table:style-name="ro1">
          <table:table-cell/>
          <table:table-cell office:value-type="float" office:value="3054032" calcext:value-type="float">
            <text:p>3054032</text:p>
          </table:table-cell>
        </table:table-row>
        <table:table-row table:style-name="ro1">
          <table:table-cell/>
          <table:table-cell office:value-type="float" office:value="3344142" calcext:value-type="float">
            <text:p>3344142</text:p>
          </table:table-cell>
        </table:table-row>
        <table:table-row table:style-name="ro1">
          <table:table-cell/>
          <table:table-cell office:value-type="float" office:value="3117262" calcext:value-type="float">
            <text:p>3117262</text:p>
          </table:table-cell>
        </table:table-row>
        <table:table-row table:style-name="ro1">
          <table:table-cell/>
          <table:table-cell office:value-type="float" office:value="3235089" calcext:value-type="float">
            <text:p>3235089</text:p>
          </table:table-cell>
        </table:table-row>
        <table:table-row table:style-name="ro1">
          <table:table-cell/>
          <table:table-cell office:value-type="float" office:value="3253051" calcext:value-type="float">
            <text:p>3253051</text:p>
          </table:table-cell>
        </table:table-row>
        <table:table-row table:style-name="ro1">
          <table:table-cell/>
          <table:table-cell office:value-type="float" office:value="3131570" calcext:value-type="float">
            <text:p>3131570</text:p>
          </table:table-cell>
        </table:table-row>
        <table:table-row table:style-name="ro1">
          <table:table-cell/>
          <table:table-cell office:value-type="float" office:value="3622353" calcext:value-type="float">
            <text:p>3622353</text:p>
          </table:table-cell>
        </table:table-row>
        <table:table-row table:style-name="ro1">
          <table:table-cell/>
          <table:table-cell office:value-type="float" office:value="3072531" calcext:value-type="float">
            <text:p>3072531</text:p>
          </table:table-cell>
        </table:table-row>
        <table:table-row table:style-name="ro1">
          <table:table-cell/>
          <table:table-cell office:value-type="float" office:value="3349246" calcext:value-type="float">
            <text:p>3349246</text:p>
          </table:table-cell>
        </table:table-row>
        <table:table-row table:style-name="ro1">
          <table:table-cell/>
          <table:table-cell office:value-type="float" office:value="3156200" calcext:value-type="float">
            <text:p>3156200</text:p>
          </table:table-cell>
        </table:table-row>
        <table:table-row table:style-name="ro1">
          <table:table-cell/>
          <table:table-cell office:value-type="float" office:value="3217604" calcext:value-type="float">
            <text:p>3217604</text:p>
          </table:table-cell>
        </table:table-row>
        <table:table-row table:style-name="ro1">
          <table:table-cell/>
          <table:table-cell office:value-type="float" office:value="3344903" calcext:value-type="float">
            <text:p>3344903</text:p>
          </table:table-cell>
        </table:table-row>
        <table:table-row table:style-name="ro1">
          <table:table-cell/>
          <table:table-cell office:value-type="float" office:value="3236262" calcext:value-type="float">
            <text:p>3236262</text:p>
          </table:table-cell>
        </table:table-row>
        <table:table-row table:style-name="ro1">
          <table:table-cell/>
          <table:table-cell office:value-type="float" office:value="2902198" calcext:value-type="float">
            <text:p>2902198</text:p>
          </table:table-cell>
        </table:table-row>
        <table:table-row table:style-name="ro1">
          <table:table-cell/>
          <table:table-cell office:value-type="float" office:value="3072208" calcext:value-type="float">
            <text:p>3072208</text:p>
          </table:table-cell>
        </table:table-row>
        <table:table-row table:style-name="ro1">
          <table:table-cell/>
          <table:table-cell office:value-type="float" office:value="4235670" calcext:value-type="float">
            <text:p>4235670</text:p>
          </table:table-cell>
        </table:table-row>
        <table:table-row table:style-name="ro1">
          <table:table-cell/>
          <table:table-cell office:value-type="float" office:value="3499230" calcext:value-type="float">
            <text:p>3499230</text:p>
          </table:table-cell>
        </table:table-row>
        <table:table-row table:style-name="ro1">
          <table:table-cell/>
          <table:table-cell office:value-type="float" office:value="3126295" calcext:value-type="float">
            <text:p>3126295</text:p>
          </table:table-cell>
        </table:table-row>
        <table:table-row table:style-name="ro1">
          <table:table-cell/>
          <table:table-cell office:value-type="float" office:value="3226050" calcext:value-type="float">
            <text:p>3226050</text:p>
          </table:table-cell>
        </table:table-row>
        <table:table-row table:style-name="ro1">
          <table:table-cell/>
          <table:table-cell office:value-type="float" office:value="3269432" calcext:value-type="float">
            <text:p>3269432</text:p>
          </table:table-cell>
        </table:table-row>
        <table:table-row table:style-name="ro1">
          <table:table-cell/>
          <table:table-cell office:value-type="float" office:value="3317439" calcext:value-type="float">
            <text:p>3317439</text:p>
          </table:table-cell>
        </table:table-row>
        <table:table-row table:style-name="ro1">
          <table:table-cell/>
          <table:table-cell office:value-type="float" office:value="3362283" calcext:value-type="float">
            <text:p>3362283</text:p>
          </table:table-cell>
        </table:table-row>
        <table:table-row table:style-name="ro1">
          <table:table-cell/>
          <table:table-cell office:value-type="float" office:value="3097181" calcext:value-type="float">
            <text:p>3097181</text:p>
          </table:table-cell>
        </table:table-row>
        <table:table-row table:style-name="ro1">
          <table:table-cell/>
          <table:table-cell office:value-type="float" office:value="3353056" calcext:value-type="float">
            <text:p>3353056</text:p>
          </table:table-cell>
        </table:table-row>
        <table:table-row table:style-name="ro1">
          <table:table-cell/>
          <table:table-cell office:value-type="float" office:value="3165942" calcext:value-type="float">
            <text:p>3165942</text:p>
          </table:table-cell>
        </table:table-row>
        <table:table-row table:style-name="ro1">
          <table:table-cell/>
          <table:table-cell office:value-type="float" office:value="3465702" calcext:value-type="float">
            <text:p>3465702</text:p>
          </table:table-cell>
        </table:table-row>
        <table:table-row table:style-name="ro1">
          <table:table-cell/>
          <table:table-cell office:value-type="float" office:value="3247214" calcext:value-type="float">
            <text:p>3247214</text:p>
          </table:table-cell>
        </table:table-row>
        <table:table-row table:style-name="ro1">
          <table:table-cell/>
          <table:table-cell office:value-type="float" office:value="3370539" calcext:value-type="float">
            <text:p>3370539</text:p>
          </table:table-cell>
        </table:table-row>
        <table:table-row table:style-name="ro1">
          <table:table-cell/>
          <table:table-cell office:value-type="float" office:value="3341284" calcext:value-type="float">
            <text:p>3341284</text:p>
          </table:table-cell>
        </table:table-row>
        <table:table-row table:style-name="ro1">
          <table:table-cell/>
          <table:table-cell office:value-type="float" office:value="3061333" calcext:value-type="float">
            <text:p>3061333</text:p>
          </table:table-cell>
        </table:table-row>
        <table:table-row table:style-name="ro1">
          <table:table-cell/>
          <table:table-cell office:value-type="float" office:value="3362930" calcext:value-type="float">
            <text:p>3362930</text:p>
          </table:table-cell>
        </table:table-row>
        <table:table-row table:style-name="ro1">
          <table:table-cell/>
          <table:table-cell office:value-type="float" office:value="3113822" calcext:value-type="float">
            <text:p>3113822</text:p>
          </table:table-cell>
        </table:table-row>
        <table:table-row table:style-name="ro1">
          <table:table-cell/>
          <table:table-cell office:value-type="float" office:value="3184298" calcext:value-type="float">
            <text:p>3184298</text:p>
          </table:table-cell>
        </table:table-row>
        <table:table-row table:style-name="ro1">
          <table:table-cell/>
          <table:table-cell office:value-type="float" office:value="3242551" calcext:value-type="float">
            <text:p>3242551</text:p>
          </table:table-cell>
        </table:table-row>
        <table:table-row table:style-name="ro1">
          <table:table-cell/>
          <table:table-cell office:value-type="float" office:value="3073186" calcext:value-type="float">
            <text:p>3073186</text:p>
          </table:table-cell>
        </table:table-row>
        <table:table-row table:style-name="ro1">
          <table:table-cell/>
          <table:table-cell office:value-type="float" office:value="3363742" calcext:value-type="float">
            <text:p>3363742</text:p>
          </table:table-cell>
        </table:table-row>
        <table:table-row table:style-name="ro1">
          <table:table-cell/>
          <table:table-cell office:value-type="float" office:value="3060008" calcext:value-type="float">
            <text:p>3060008</text:p>
          </table:table-cell>
        </table:table-row>
        <table:table-row table:style-name="ro1">
          <table:table-cell/>
          <table:table-cell office:value-type="float" office:value="3286008" calcext:value-type="float">
            <text:p>3286008</text:p>
          </table:table-cell>
        </table:table-row>
        <table:table-row table:style-name="ro1">
          <table:table-cell/>
          <table:table-cell office:value-type="float" office:value="3291637" calcext:value-type="float">
            <text:p>3291637</text:p>
          </table:table-cell>
        </table:table-row>
        <table:table-row table:style-name="ro1">
          <table:table-cell/>
          <table:table-cell office:value-type="float" office:value="3352913" calcext:value-type="float">
            <text:p>3352913</text:p>
          </table:table-cell>
        </table:table-row>
        <table:table-row table:style-name="ro1">
          <table:table-cell/>
          <table:table-cell office:value-type="float" office:value="3253329" calcext:value-type="float">
            <text:p>3253329</text:p>
          </table:table-cell>
        </table:table-row>
        <table:table-row table:style-name="ro1">
          <table:table-cell/>
          <table:table-cell office:value-type="float" office:value="3058408" calcext:value-type="float">
            <text:p>3058408</text:p>
          </table:table-cell>
        </table:table-row>
        <table:table-row table:style-name="ro1">
          <table:table-cell/>
          <table:table-cell office:value-type="float" office:value="3640773" calcext:value-type="float">
            <text:p>3640773</text:p>
          </table:table-cell>
        </table:table-row>
        <table:table-row table:style-name="ro1">
          <table:table-cell/>
          <table:table-cell office:value-type="float" office:value="3032654" calcext:value-type="float">
            <text:p>3032654</text:p>
          </table:table-cell>
        </table:table-row>
        <table:table-row table:style-name="ro1">
          <table:table-cell/>
          <table:table-cell office:value-type="float" office:value="3295406" calcext:value-type="float">
            <text:p>3295406</text:p>
          </table:table-cell>
        </table:table-row>
        <table:table-row table:style-name="ro1">
          <table:table-cell/>
          <table:table-cell office:value-type="float" office:value="3162092" calcext:value-type="float">
            <text:p>3162092</text:p>
          </table:table-cell>
        </table:table-row>
        <table:table-row table:style-name="ro1">
          <table:table-cell/>
          <table:table-cell office:value-type="float" office:value="3153480" calcext:value-type="float">
            <text:p>3153480</text:p>
          </table:table-cell>
        </table:table-row>
        <table:table-row table:style-name="ro1">
          <table:table-cell/>
          <table:table-cell office:value-type="float" office:value="3418937" calcext:value-type="float">
            <text:p>3418937</text:p>
          </table:table-cell>
        </table:table-row>
        <table:table-row table:style-name="ro1">
          <table:table-cell/>
          <table:table-cell office:value-type="float" office:value="3328346" calcext:value-type="float">
            <text:p>3328346</text:p>
          </table:table-cell>
        </table:table-row>
        <table:table-row table:style-name="ro1">
          <table:table-cell/>
          <table:table-cell office:value-type="float" office:value="3338396" calcext:value-type="float">
            <text:p>3338396</text:p>
          </table:table-cell>
        </table:table-row>
        <table:table-row table:style-name="ro1">
          <table:table-cell/>
          <table:table-cell office:value-type="float" office:value="3045017" calcext:value-type="float">
            <text:p>3045017</text:p>
          </table:table-cell>
        </table:table-row>
        <table:table-row table:style-name="ro1">
          <table:table-cell/>
          <table:table-cell office:value-type="float" office:value="3273930" calcext:value-type="float">
            <text:p>3273930</text:p>
          </table:table-cell>
        </table:table-row>
        <table:table-row table:style-name="ro1">
          <table:table-cell/>
          <table:table-cell office:value-type="float" office:value="3186372" calcext:value-type="float">
            <text:p>3186372</text:p>
          </table:table-cell>
        </table:table-row>
        <table:table-row table:style-name="ro1">
          <table:table-cell/>
          <table:table-cell office:value-type="float" office:value="3154600" calcext:value-type="float">
            <text:p>3154600</text:p>
          </table:table-cell>
        </table:table-row>
        <table:table-row table:style-name="ro1">
          <table:table-cell/>
          <table:table-cell office:value-type="float" office:value="3319591" calcext:value-type="float">
            <text:p>3319591</text:p>
          </table:table-cell>
        </table:table-row>
        <table:table-row table:style-name="ro1">
          <table:table-cell/>
          <table:table-cell office:value-type="float" office:value="3074976" calcext:value-type="float">
            <text:p>3074976</text:p>
          </table:table-cell>
        </table:table-row>
        <table:table-row table:style-name="ro1">
          <table:table-cell/>
          <table:table-cell office:value-type="float" office:value="3096962" calcext:value-type="float">
            <text:p>3096962</text:p>
          </table:table-cell>
        </table:table-row>
        <table:table-row table:style-name="ro1">
          <table:table-cell/>
          <table:table-cell office:value-type="float" office:value="3383220" calcext:value-type="float">
            <text:p>3383220</text:p>
          </table:table-cell>
        </table:table-row>
        <table:table-row table:style-name="ro1">
          <table:table-cell/>
          <table:table-cell office:value-type="float" office:value="4081522" calcext:value-type="float">
            <text:p>4081522</text:p>
          </table:table-cell>
        </table:table-row>
        <table:table-row table:style-name="ro1">
          <table:table-cell/>
          <table:table-cell office:value-type="float" office:value="3648080" calcext:value-type="float">
            <text:p>3648080</text:p>
          </table:table-cell>
        </table:table-row>
        <table:table-row table:style-name="ro1">
          <table:table-cell/>
          <table:table-cell office:value-type="float" office:value="3179719" calcext:value-type="float">
            <text:p>3179719</text:p>
          </table:table-cell>
        </table:table-row>
        <table:table-row table:style-name="ro1">
          <table:table-cell/>
          <table:table-cell office:value-type="float" office:value="3233863" calcext:value-type="float">
            <text:p>3233863</text:p>
          </table:table-cell>
        </table:table-row>
        <table:table-row table:style-name="ro1">
          <table:table-cell/>
          <table:table-cell office:value-type="float" office:value="3292788" calcext:value-type="float">
            <text:p>3292788</text:p>
          </table:table-cell>
        </table:table-row>
        <table:table-row table:style-name="ro1">
          <table:table-cell/>
          <table:table-cell office:value-type="float" office:value="3089288" calcext:value-type="float">
            <text:p>3089288</text:p>
          </table:table-cell>
        </table:table-row>
        <table:table-row table:style-name="ro1">
          <table:table-cell/>
          <table:table-cell office:value-type="float" office:value="3432863" calcext:value-type="float">
            <text:p>3432863</text:p>
          </table:table-cell>
        </table:table-row>
        <table:table-row table:style-name="ro1">
          <table:table-cell/>
          <table:table-cell office:value-type="float" office:value="3089772" calcext:value-type="float">
            <text:p>3089772</text:p>
          </table:table-cell>
        </table:table-row>
        <table:table-row table:style-name="ro1">
          <table:table-cell/>
          <table:table-cell office:value-type="float" office:value="3330040" calcext:value-type="float">
            <text:p>3330040</text:p>
          </table:table-cell>
        </table:table-row>
        <table:table-row table:style-name="ro1">
          <table:table-cell/>
          <table:table-cell office:value-type="float" office:value="3388654" calcext:value-type="float">
            <text:p>3388654</text:p>
          </table:table-cell>
        </table:table-row>
        <table:table-row table:style-name="ro1">
          <table:table-cell/>
          <table:table-cell office:value-type="float" office:value="3217762" calcext:value-type="float">
            <text:p>3217762</text:p>
          </table:table-cell>
        </table:table-row>
        <table:table-row table:style-name="ro1">
          <table:table-cell/>
          <table:table-cell office:value-type="float" office:value="3455679" calcext:value-type="float">
            <text:p>3455679</text:p>
          </table:table-cell>
        </table:table-row>
        <table:table-row table:style-name="ro1">
          <table:table-cell/>
          <table:table-cell office:value-type="float" office:value="3051252" calcext:value-type="float">
            <text:p>3051252</text:p>
          </table:table-cell>
        </table:table-row>
        <table:table-row table:style-name="ro1">
          <table:table-cell/>
          <table:table-cell office:value-type="float" office:value="2893238" calcext:value-type="float">
            <text:p>2893238</text:p>
          </table:table-cell>
        </table:table-row>
        <table:table-row table:style-name="ro1">
          <table:table-cell/>
          <table:table-cell office:value-type="float" office:value="3083768" calcext:value-type="float">
            <text:p>3083768</text:p>
          </table:table-cell>
        </table:table-row>
        <table:table-row table:style-name="ro1">
          <table:table-cell/>
          <table:table-cell office:value-type="float" office:value="4043444" calcext:value-type="float">
            <text:p>4043444</text:p>
          </table:table-cell>
        </table:table-row>
        <table:table-row table:style-name="ro1">
          <table:table-cell/>
          <table:table-cell office:value-type="float" office:value="3686708" calcext:value-type="float">
            <text:p>3686708</text:p>
          </table:table-cell>
        </table:table-row>
        <table:table-row table:style-name="ro1">
          <table:table-cell/>
          <table:table-cell office:value-type="float" office:value="3173091" calcext:value-type="float">
            <text:p>3173091</text:p>
          </table:table-cell>
        </table:table-row>
        <table:table-row table:style-name="ro1">
          <table:table-cell/>
          <table:table-cell office:value-type="float" office:value="3185910" calcext:value-type="float">
            <text:p>3185910</text:p>
          </table:table-cell>
        </table:table-row>
        <table:table-row table:style-name="ro1">
          <table:table-cell/>
          <table:table-cell office:value-type="float" office:value="3277193" calcext:value-type="float">
            <text:p>3277193</text:p>
          </table:table-cell>
        </table:table-row>
        <table:table-row table:style-name="ro1">
          <table:table-cell/>
          <table:table-cell office:value-type="float" office:value="3062804" calcext:value-type="float">
            <text:p>3062804</text:p>
          </table:table-cell>
        </table:table-row>
        <table:table-row table:style-name="ro1">
          <table:table-cell/>
          <table:table-cell office:value-type="float" office:value="3659217" calcext:value-type="float">
            <text:p>3659217</text:p>
          </table:table-cell>
        </table:table-row>
        <table:table-row table:style-name="ro1">
          <table:table-cell/>
          <table:table-cell office:value-type="float" office:value="3068283" calcext:value-type="float">
            <text:p>3068283</text:p>
          </table:table-cell>
        </table:table-row>
        <table:table-row table:style-name="ro1">
          <table:table-cell/>
          <table:table-cell office:value-type="float" office:value="3344966" calcext:value-type="float">
            <text:p>3344966</text:p>
          </table:table-cell>
        </table:table-row>
        <table:table-row table:style-name="ro1">
          <table:table-cell/>
          <table:table-cell office:value-type="float" office:value="3363871" calcext:value-type="float">
            <text:p>3363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1:01:00.678223994</meta:creation-date>
    <dc:date>2018-05-14T21:02:23.670539884</dc:date>
    <meta:editing-duration>PT1M23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56cm" svg:height="8.994cm" xlink:href=".." xlink:type="simple" chart:class="chart:line" chart:style-name="ch1">
        <chart:legend chart:legend-position="end" svg:x="35.793cm" svg:y="4.198cm" style:legend-expansion="high" chart:style-name="ch2"/>
        <chart:plot-area chart:style-name="ch3" table:cell-range-address="Sheet1.B1:Sheet1.B500" svg:x="0.761cm" svg:y="0.179cm" svg:width="34.271cm" svg:height="8.636cm">
          <chartooo:coordinate-region svg:x="2.308cm" svg:y="0.3cm" svg:width="32.724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9574">
                <text:p>1289574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36355">
                <text:p>2136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9949">
                <text:p>2579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73961">
                <text:p>2573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5063">
                <text:p>2585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0013">
                <text:p>285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46189">
                <text:p>2846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2395">
                <text:p>2952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7137">
                <text:p>2537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2569">
                <text:p>2552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97381">
                <text:p>2697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53261">
                <text:p>2953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76012">
                <text:p>2576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91886">
                <text:p>2691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43927">
                <text:p>2543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9358">
                <text:p>2769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64807">
                <text:p>2564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3828">
                <text:p>2563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46311">
                <text:p>2546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60397">
                <text:p>2560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65145">
                <text:p>2565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0380">
                <text:p>25503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67877">
                <text:p>2567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44384">
                <text:p>2544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6097">
                <text:p>2736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6203">
                <text:p>2556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66122">
                <text:p>2566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48173">
                <text:p>2748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8297">
                <text:p>2548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5534">
                <text:p>2555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9016">
                <text:p>2589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41223">
                <text:p>25412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1971">
                <text:p>2551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9204">
                <text:p>2549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0297">
                <text:p>2560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87261">
                <text:p>2787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6320">
                <text:p>25563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4726">
                <text:p>2554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71859">
                <text:p>2671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49678">
                <text:p>26496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35484">
                <text:p>2535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53984">
                <text:p>2753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46833">
                <text:p>27468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4049">
                <text:p>2554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8917">
                <text:p>2558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76401">
                <text:p>2576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65368">
                <text:p>2765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3099">
                <text:p>2553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75790">
                <text:p>25757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6231">
                <text:p>2756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2375">
                <text:p>2552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99556">
                <text:p>25995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47978">
                <text:p>2547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8486">
                <text:p>2558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10637">
                <text:p>29106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44906">
                <text:p>27449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43227">
                <text:p>27432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7159">
                <text:p>25571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3703">
                <text:p>25537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0173">
                <text:p>25801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62733">
                <text:p>27627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77853">
                <text:p>2777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71038">
                <text:p>2571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6802">
                <text:p>2556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63217">
                <text:p>2863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8183">
                <text:p>2558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60137">
                <text:p>2560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4862">
                <text:p>25648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72728">
                <text:p>2772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2490">
                <text:p>27624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86158">
                <text:p>27861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8749">
                <text:p>2558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73258">
                <text:p>2573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3521">
                <text:p>2563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4100">
                <text:p>2554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6081">
                <text:p>2556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6520">
                <text:p>25565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40938">
                <text:p>2540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48755">
                <text:p>2548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47257">
                <text:p>25472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6379">
                <text:p>25663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52862">
                <text:p>25528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81041">
                <text:p>27810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73384">
                <text:p>25733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48526">
                <text:p>27485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3570">
                <text:p>25535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64808">
                <text:p>2564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39182">
                <text:p>2539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26885">
                <text:p>25268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49324">
                <text:p>27493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46824">
                <text:p>2546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77285">
                <text:p>25772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7675">
                <text:p>27576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57309">
                <text:p>25573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62809">
                <text:p>25628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92495">
                <text:p>2592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53179">
                <text:p>2553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65232">
                <text:p>26652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37446">
                <text:p>29374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4553">
                <text:p>25545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35815">
                <text:p>27358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66574">
                <text:p>29665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48685">
                <text:p>33486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88866">
                <text:p>29888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61285">
                <text:p>32612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53853">
                <text:p>3653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30218">
                <text:p>31302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70534">
                <text:p>28705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79047">
                <text:p>28790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71966">
                <text:p>31719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97720">
                <text:p>29977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63809">
                <text:p>28638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13169">
                <text:p>34131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29770">
                <text:p>46297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61585">
                <text:p>33615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94451">
                <text:p>32944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02887">
                <text:p>33028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54198">
                <text:p>33541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08519">
                <text:p>3208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27441">
                <text:p>29274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56552">
                <text:p>3056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67005">
                <text:p>30670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86885">
                <text:p>29868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7475">
                <text:p>4067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17721">
                <text:p>38177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11829">
                <text:p>32118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23838">
                <text:p>3023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13317">
                <text:p>29133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68972">
                <text:p>30689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33316">
                <text:p>30333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99530">
                <text:p>38995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96273">
                <text:p>37962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24425">
                <text:p>32244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11993">
                <text:p>30119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34462">
                <text:p>31344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68000">
                <text:p>3068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14970">
                <text:p>45149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88249">
                <text:p>33882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71178">
                <text:p>31711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71440">
                <text:p>29714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69811">
                <text:p>29698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93665">
                <text:p>32936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73225">
                <text:p>28732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01658">
                <text:p>31016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9751">
                <text:p>42997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76782">
                <text:p>34767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18453">
                <text:p>3118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26599">
                <text:p>32265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78783">
                <text:p>32787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7803">
                <text:p>30478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92656">
                <text:p>28926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50579">
                <text:p>32505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38197">
                <text:p>42381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26157">
                <text:p>35261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80793">
                <text:p>31807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86586">
                <text:p>33865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65263">
                <text:p>32652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30119">
                <text:p>30301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23322">
                <text:p>29233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64408">
                <text:p>30644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41128">
                <text:p>45411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62591">
                <text:p>34625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43180">
                <text:p>31431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93674">
                <text:p>32936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72136">
                <text:p>3272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12930">
                <text:p>31129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23724">
                <text:p>29237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74483">
                <text:p>30744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22070">
                <text:p>43220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69772">
                <text:p>34697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31534">
                <text:p>33315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91933">
                <text:p>35919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23871">
                <text:p>32238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25964">
                <text:p>30259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09859">
                <text:p>29098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11751">
                <text:p>33117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38458">
                <text:p>45384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05329">
                <text:p>34053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75403">
                <text:p>30754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50234">
                <text:p>33502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34999">
                <text:p>3234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09421">
                <text:p>30094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07107">
                <text:p>29071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45203">
                <text:p>32452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39302">
                <text:p>45393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22974">
                <text:p>34229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98374">
                <text:p>30983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31847">
                <text:p>33318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92719">
                <text:p>31927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75212">
                <text:p>36752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66461">
                <text:p>32664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47819">
                <text:p>32478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16667">
                <text:p>291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79590">
                <text:p>30795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71170">
                <text:p>42711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2796">
                <text:p>34927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67336">
                <text:p>31673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64980">
                <text:p>32649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77123">
                <text:p>35771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75670">
                <text:p>31756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48058">
                <text:p>33480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93338">
                <text:p>30933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95724">
                <text:p>33957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44713">
                <text:p>31447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17828">
                <text:p>33178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39270">
                <text:p>32392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59483">
                <text:p>33594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91975">
                <text:p>33919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83280">
                <text:p>30832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91068">
                <text:p>33910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31397">
                <text:p>31313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64014">
                <text:p>32640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23006">
                <text:p>33230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67577">
                <text:p>31675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42424">
                <text:p>33424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79963">
                <text:p>3079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82209">
                <text:p>33822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55593">
                <text:p>31555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46921">
                <text:p>34469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52422">
                <text:p>32524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32947">
                <text:p>31329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49484">
                <text:p>33494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92958">
                <text:p>30929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71507">
                <text:p>33715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05907">
                <text:p>33059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78687">
                <text:p>32786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15353">
                <text:p>44153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54591">
                <text:p>49545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90649">
                <text:p>33906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03218">
                <text:p>31032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98707">
                <text:p>32987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63301">
                <text:p>34633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29780">
                <text:p>30297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35355">
                <text:p>29353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191281">
                <text:p>31912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26710">
                <text:p>45267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20917">
                <text:p>34209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92960">
                <text:p>30929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14758">
                <text:p>33147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13207">
                <text:p>32132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32804">
                <text:p>30328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00413">
                <text:p>29004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69845">
                <text:p>30698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56101">
                <text:p>44561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87047">
                <text:p>33870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31322">
                <text:p>31313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02662">
                <text:p>33026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65465">
                <text:p>40654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89420">
                <text:p>32894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79288">
                <text:p>32792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45292">
                <text:p>30452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36791">
                <text:p>29367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67875">
                <text:p>3067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45781">
                <text:p>42457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37173">
                <text:p>35371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43153">
                <text:p>31431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32283">
                <text:p>32322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76245">
                <text:p>34762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22888">
                <text:p>30228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83219">
                <text:p>30832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93181">
                <text:p>30931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38467">
                <text:p>43384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49101">
                <text:p>34491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34435">
                <text:p>31344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42231">
                <text:p>35422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16504">
                <text:p>32165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06459">
                <text:p>30064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89212">
                <text:p>28892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69440">
                <text:p>30694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59011">
                <text:p>42590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76803">
                <text:p>34768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71389">
                <text:p>31713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21292">
                <text:p>34212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18462">
                <text:p>32184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40206">
                <text:p>31402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17754">
                <text:p>35177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44254">
                <text:p>30442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46974">
                <text:p>35469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15540">
                <text:p>31155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56610">
                <text:p>32566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35684">
                <text:p>32356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20079">
                <text:p>33200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34114">
                <text:p>33341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59912">
                <text:p>30599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53782">
                <text:p>33537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26204">
                <text:p>31262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45889">
                <text:p>32458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63587">
                <text:p>32635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39377">
                <text:p>30393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16172">
                <text:p>31161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62395">
                <text:p>30623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23102">
                <text:p>43231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42668">
                <text:p>35426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22674">
                <text:p>31226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62057">
                <text:p>32620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97667">
                <text:p>3297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70534">
                <text:p>32705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87894">
                <text:p>28878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60182">
                <text:p>30601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22302">
                <text:p>43223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57556">
                <text:p>34575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33726">
                <text:p>31337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58894">
                <text:p>32588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56402">
                <text:p>43564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28162">
                <text:p>49281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19485">
                <text:p>34194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96851">
                <text:p>32968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01006">
                <text:p>33010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89939">
                <text:p>32899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55947">
                <text:p>33559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28162">
                <text:p>29281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92439">
                <text:p>30924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21033">
                <text:p>45210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88925">
                <text:p>33889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29357">
                <text:p>33293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24337">
                <text:p>33243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91854">
                <text:p>31918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7663">
                <text:p>31976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07822">
                <text:p>35078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31417">
                <text:p>31314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77467">
                <text:p>33774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82055">
                <text:p>30820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03787">
                <text:p>33037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76223">
                <text:p>31762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03245">
                <text:p>34032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26203">
                <text:p>34262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7122">
                <text:p>32871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77996">
                <text:p>33779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81918">
                <text:p>30819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85994">
                <text:p>33859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55450">
                <text:p>315545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15752">
                <text:p>32157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68555">
                <text:p>32685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120092">
                <text:p>31200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39518">
                <text:p>35395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67676">
                <text:p>30676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1356">
                <text:p>33613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91106">
                <text:p>31911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00313">
                <text:p>32003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36819">
                <text:p>35368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11553">
                <text:p>31115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72335">
                <text:p>35723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02672">
                <text:p>33026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79240">
                <text:p>33792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29279">
                <text:p>31292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12544">
                <text:p>35125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35508">
                <text:p>32355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51613">
                <text:p>31516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44958">
                <text:p>33449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66351">
                <text:p>30663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86344">
                <text:p>33863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34685">
                <text:p>31346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50119">
                <text:p>32501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77336">
                <text:p>32773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25980">
                <text:p>31259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63042">
                <text:p>33630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60557">
                <text:p>30605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31709">
                <text:p>33317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62644">
                <text:p>31626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35784">
                <text:p>34357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29378">
                <text:p>34293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39051">
                <text:p>31390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72834">
                <text:p>33728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74282">
                <text:p>30742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45295">
                <text:p>33452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55741">
                <text:p>31557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13653">
                <text:p>32136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82577">
                <text:p>32825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32437">
                <text:p>33324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73590">
                <text:p>337359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74179">
                <text:p>30741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25994">
                <text:p>33259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71455">
                <text:p>3171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23104">
                <text:p>32231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98921">
                <text:p>32989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74863">
                <text:p>30748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12340">
                <text:p>29123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49097">
                <text:p>30490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10045">
                <text:p>40100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98784">
                <text:p>36987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91968">
                <text:p>31919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99943">
                <text:p>31999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94990">
                <text:p>32949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78252">
                <text:p>30782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60350">
                <text:p>336035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84388">
                <text:p>30843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55581">
                <text:p>34555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05660">
                <text:p>32056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437434">
                <text:p>34374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99001">
                <text:p>32990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93237">
                <text:p>30932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76502">
                <text:p>33765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93961">
                <text:p>30939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85611">
                <text:p>32856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210667">
                <text:p>3210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50912">
                <text:p>33509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01427">
                <text:p>33014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60245">
                <text:p>30602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374312">
                <text:p>33743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08107">
                <text:p>310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264936">
                <text:p>32649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04659">
                <text:p>45046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96911">
                <text:p>48969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380103">
                <text:p>3380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106911">
                <text:p>31069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331848">
                <text:p>33318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218534">
                <text:p>32185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22049">
                <text:p>30220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16904">
                <text:p>30169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75813">
                <text:p>30758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73775">
                <text:p>44737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95304">
                <text:p>33953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94986">
                <text:p>30949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82213">
                <text:p>32822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252322">
                <text:p>32523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37864">
                <text:p>31378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34098">
                <text:p>33340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54032">
                <text:p>30540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344142">
                <text:p>33441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17262">
                <text:p>31172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35089">
                <text:p>32350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53051">
                <text:p>32530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131570">
                <text:p>313157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22353">
                <text:p>36223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72531">
                <text:p>30725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49246">
                <text:p>33492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56200">
                <text:p>31562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217604">
                <text:p>32176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44903">
                <text:p>33449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236262">
                <text:p>32362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02198">
                <text:p>29021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72208">
                <text:p>30722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35670">
                <text:p>42356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99230">
                <text:p>349923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26295">
                <text:p>31262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26050">
                <text:p>32260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269432">
                <text:p>32694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317439">
                <text:p>33174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362283">
                <text:p>33622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97181">
                <text:p>30971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53056">
                <text:p>33530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65942">
                <text:p>31659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65702">
                <text:p>34657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247214">
                <text:p>32472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370539">
                <text:p>33705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41284">
                <text:p>33412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61333">
                <text:p>30613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362930">
                <text:p>336293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13822">
                <text:p>31138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84298">
                <text:p>31842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242551">
                <text:p>32425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73186">
                <text:p>30731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363742">
                <text:p>33637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60008">
                <text:p>30600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86008">
                <text:p>32860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291637">
                <text:p>32916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352913">
                <text:p>33529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53329">
                <text:p>32533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058408">
                <text:p>30584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40773">
                <text:p>36407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32654">
                <text:p>30326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295406">
                <text:p>32954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62092">
                <text:p>31620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53480">
                <text:p>31534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18937">
                <text:p>34189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328346">
                <text:p>33283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338396">
                <text:p>33383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45017">
                <text:p>30450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273930">
                <text:p>327393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186372">
                <text:p>31863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54600">
                <text:p>31546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19591">
                <text:p>33195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74976">
                <text:p>30749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96962">
                <text:p>30969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83220">
                <text:p>33832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81522">
                <text:p>40815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48080">
                <text:p>36480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79719">
                <text:p>31797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33863">
                <text:p>32338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292788">
                <text:p>32927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89288">
                <text:p>30892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432863">
                <text:p>34328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89772">
                <text:p>30897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330040">
                <text:p>333004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88654">
                <text:p>33886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217762">
                <text:p>32177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55679">
                <text:p>34556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51252">
                <text:p>30512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93238">
                <text:p>28932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83768">
                <text:p>30837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43444">
                <text:p>40434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86708">
                <text:p>36867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73091">
                <text:p>31730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85910">
                <text:p>31859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77193">
                <text:p>32771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62804">
                <text:p>30628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659217">
                <text:p>36592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68283">
                <text:p>30682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344966">
                <text:p>33449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63871">
                <text:p>3363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